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66.00pt" fo:font-weight="normal"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3.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6.00pt" fo:font-weight="bold" fo:font-family="Arial" style:font-family-asian="Arial" style:font-family-complex="Arial"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Arial" style:font-family-asian="Arial" style:font-family-complex="Arial"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3.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3.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3.00pt" fo:font-weight="normal" fo:font-family="'Times New Roman'" style:font-family-asian="'Times New Roman'" style:font-family-complex="'Times New Roman'" fo:background-color="transparent" style:use-window-font-color="true"/>
    </style:style>
    <style:style style:name="T30" style:family="text">
      <style:text-properties fo:font-size="13.00pt" fo:font-weight="bold" fo:font-family="'Times New Roman'" style:font-family-asian="'Times New Roman'" style:font-family-complex="'Times New Roman'" fo:background-color="transparent" style:use-window-font-color="true"/>
    </style:style>
    <style:style style:name="T31" style:family="text">
      <style:text-properties fo:font-size="13.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3.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3.00pt" fo:font-weight="normal"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40" style:family="text">
      <style:text-properties fo:font-size="13.00pt" fo:font-weight="normal" fo:font-family="'Times New Roman'" style:font-family-asian="'Times New Roman'" style:font-family-complex="'Times New Roman'" fo:background-color="transparent" style:use-window-font-color="true"/>
    </style:style>
    <style:style style:name="T41" style:family="text">
      <style:text-properties fo:font-size="13.00pt" fo:font-weight="bold" fo:font-family="'Times New Roman'" style:font-family-asian="'Times New Roman'" style:font-family-complex="'Times New Roman'" fo:background-color="transparent" style:use-window-font-color="true"/>
    </style:style>
    <style:style style:name="T42" style:family="text">
      <style:text-properties fo:font-size="13.00pt" fo:font-weight="normal" fo:font-family="'Times New Roman'" style:font-family-asian="'Times New Roman'" style:font-family-complex="'Times New Roman'" fo:background-color="transparent" style:use-window-font-color="true"/>
    </style:style>
    <style:style style:name="T43" style:family="text">
      <style:text-properties fo:font-size="13.00pt" fo:font-weight="bold" fo:font-family="'Times New Roman'" style:font-family-asian="'Times New Roman'" style:font-family-complex="'Times New Roman'" fo:background-color="transparent" style:use-window-font-color="true"/>
    </style:style>
    <style:style style:name="T44" style:family="text">
      <style:text-properties fo:font-size="13.00pt" fo:font-weight="normal" fo:font-family="'Times New Roman'" style:font-family-asian="'Times New Roman'" style:font-family-complex="'Times New Roman'" fo:background-color="transparent" style:use-window-font-color="true"/>
    </style:style>
    <style:style style:name="T45" style:family="text">
      <style:text-properties fo:font-size="13.00pt" fo:font-weight="bold" fo:font-family="'Times New Roman'" style:font-family-asian="'Times New Roman'" style:font-family-complex="'Times New Roman'" fo:background-color="transparent" style:use-window-font-color="true"/>
    </style:style>
    <style:style style:name="T46" style:family="text">
      <style:text-properties fo:font-size="13.00pt" fo:font-weight="normal"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3.00pt" fo:font-weight="bold" fo:font-family="'Times New Roman'" style:font-family-asian="'Times New Roman'" style:font-family-complex="'Times New Roman'" fo:background-color="transparent" style:use-window-font-color="true" fo:font-style="italic"/>
    </style:style>
    <style:style style:name="T49" style:family="text">
      <style:text-properties fo:font-size="13.00pt" fo:font-weight="bold" fo:font-family="'Times New Roman'" style:font-family-asian="'Times New Roman'" style:font-family-complex="'Times New Roman'" fo:background-color="transparent" style:use-window-font-color="true"/>
    </style:style>
    <style:style style:name="T50"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3.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3.00pt" fo:font-weight="normal" fo:font-family="'Times New Roman'" style:font-family-asian="'Times New Roman'" style:font-family-complex="'Times New Roman'" fo:background-color="transparent" style:use-window-font-color="true"/>
    </style:style>
    <style:style style:name="T54" style:family="text">
      <style:text-properties fo:font-size="13.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5" style:family="text">
      <style:text-properties fo:font-size="13.00pt" fo:font-weight="normal" fo:font-family="'Times New Roman'" style:font-family-asian="'Times New Roman'" style:font-family-complex="'Times New Roman'" fo:background-color="transparent" style:use-window-font-color="true"/>
    </style:style>
    <style:style style:name="T56" style:family="text">
      <style:text-properties fo:font-size="14.00pt" fo:font-weight="bold"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4.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fo:font-style="italic"/>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bold" fo:font-family="Arial" style:font-family-asian="Arial" style:font-family-complex="Arial" fo:background-color="transparent" style:use-window-font-color="true" fo:font-style="italic"/>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fo:font-family="'Times New Roman'" style:font-family-asian="'Times New Roman'" style:font-family-complex="'Times New Roman'"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style:use-window-font-color="true"/>
    </style:style>
    <style:style style:name="T82" style:family="text">
      <style:text-properties fo:font-size="12.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Arial" style:font-family-asian="Arial" style:font-family-complex="Arial" fo:background-color="transparent" style:use-window-font-color="true" fo:font-style="italic"/>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4.00pt" fo:font-weight="bold" fo:font-family="Arial" style:font-family-asian="Arial" style:font-family-complex="Arial" fo:background-color="transparent" style:use-window-font-color="true" fo:font-style="italic"/>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4.00pt" fo:font-weight="bold"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4.00pt" fo:font-weight="bold" fo:font-family="Arial" style:font-family-asian="Arial" style:font-family-complex="Arial" fo:background-color="transparent" style:use-window-font-color="true" fo:font-style="italic"/>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bold"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4.00pt" fo:font-weight="bold" fo:font-family="Arial" style:font-family-asian="Arial" style:font-family-complex="Arial" fo:background-color="transparent" style:use-window-font-color="true" fo:font-style="itali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bold"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bold" fo:font-family="Arial" style:font-family-asian="Arial" style:font-family-complex="Arial" fo:background-color="transparent" style:use-window-font-color="true" fo:font-style="italic"/>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4.00pt" fo:font-weight="bold" fo:font-family="Arial" style:font-family-asian="Arial" style:font-family-complex="Arial"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bold" fo:font-family="Arial" style:font-family-asian="Arial" style:font-family-complex="Arial" fo:background-color="transparent" style:use-window-font-color="true" fo:font-style="italic"/>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2.00pt" fo:font-weight="normal" fo:font-family="'Times New Roman'" style:font-family-asian="'Times New Roman'" style:font-family-complex="'Times New Roman'" fo:background-color="#ff3333" style:use-window-font-color="true" fo:font-style="italic"/>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bold" fo:font-family="Arial" style:font-family-asian="Arial" style:font-family-complex="Arial"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4.00pt" fo:font-weight="bold" fo:font-family="Arial" style:font-family-asian="Arial" style:font-family-complex="Arial" fo:background-color="transparent" style:use-window-font-color="true" fo:font-style="italic"/>
    </style:style>
    <style:style style:name="T140" style:family="text">
      <style:text-properties fo:font-size="12.00pt" fo:font-weight="normal" fo:font-family="'Times New Roman'" style:font-family-asian="'Times New Roman'" style:font-family-complex="'Times New Roman'"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2.00pt" fo:font-weight="normal" fo:font-family="'Times New Roman'" style:font-family-asian="'Times New Roman'" style:font-family-complex="'Times New Roman'"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6" style:family="text">
      <style:text-properties fo:font-size="14.00pt" fo:font-weight="bold" fo:font-family="Arial" style:font-family-asian="Arial" style:font-family-complex="Arial"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4.00pt" fo:font-weight="bold" fo:font-family="Arial" style:font-family-asian="Arial" style:font-family-complex="Arial"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bold" fo:font-family="Arial" style:font-family-asian="Arial" style:font-family-complex="Arial" fo:background-color="transparent" style:use-window-font-color="true" fo:font-style="italic"/>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4.00pt" fo:font-weight="bold" fo:font-family="Arial" style:font-family-asian="Arial" style:font-family-complex="Arial"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4.00pt" fo:font-weight="bold" fo:font-family="Arial" style:font-family-asian="Arial" style:font-family-complex="Arial" fo:background-color="transparent" style:use-window-font-color="true" fo:font-style="italic"/>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4.00pt" fo:font-weight="bold" fo:font-family="Arial" style:font-family-asian="Arial" style:font-family-complex="Arial"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Arial" style:font-family-asian="Arial" style:font-family-complex="Arial" fo:background-color="transparent" style:use-window-font-color="true" fo:font-style="italic"/>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4.00pt" fo:font-weight="bold" fo:font-family="Arial" style:font-family-asian="Arial" style:font-family-complex="Arial"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4.00pt" fo:font-weight="bold" fo:font-family="Arial" style:font-family-asian="Arial" style:font-family-complex="Arial" fo:background-color="transparent" style:use-window-font-color="true" fo:font-style="italic"/>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4.00pt" fo:font-weight="bold" fo:font-family="Arial" style:font-family-asian="Arial" style:font-family-complex="Arial"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4.00pt" fo:font-weight="bold" fo:font-family="Arial" style:font-family-asian="Arial" style:font-family-complex="Arial" fo:background-color="transparent" style:use-window-font-color="true" fo:font-style="italic"/>
    </style:style>
    <style:style style:name="T176" style:family="text">
      <style:text-properties fo:font-size="14.00pt" fo:font-weight="bold" fo:font-family="Arial" style:font-family-asian="Arial" style:font-family-complex="Arial"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bold"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Arial" style:font-family-asian="Arial" style:font-family-complex="Arial" fo:background-color="transparent" style:use-window-font-color="true"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4.00pt" fo:font-weight="bold" fo:font-family="Arial" style:font-family-asian="Arial" style:font-family-complex="Arial"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bold" fo:font-family="Arial" style:font-family-asian="Arial" style:font-family-complex="Arial" fo:background-color="transparent" style:use-window-font-color="true" fo:font-style="italic"/>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Arial" style:font-family-asian="Arial" style:font-family-complex="Arial"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4.00pt" fo:font-weight="bold" fo:font-family="Arial" style:font-family-asian="Arial" style:font-family-complex="Arial" fo:background-color="transparent" style:use-window-font-color="true" fo:font-style="italic"/>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4.00pt" fo:font-weight="bold"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4.00pt" fo:font-weight="bold" fo:font-family="Arial" style:font-family-asian="Arial" style:font-family-complex="Arial" fo:background-color="transparent" style:use-window-font-color="true" fo:font-style="italic"/>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4.00pt" fo:font-weight="bold" fo:font-family="Arial" style:font-family-asian="Arial" style:font-family-complex="Arial"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4.00pt" fo:font-weight="bold" fo:font-family="Arial" style:font-family-asian="Arial" style:font-family-complex="Arial" fo:background-color="transparent" style:use-window-font-color="true" fo:font-style="italic"/>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4.00pt" fo:font-weight="bold" fo:font-family="Arial" style:font-family-asian="Arial" style:font-family-complex="Arial"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4.00pt" fo:font-weight="bold"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4.00pt" fo:font-weight="bold"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Arial" style:font-family-asian="Arial" style:font-family-complex="Arial"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4.00pt" fo:font-weight="bold" fo:font-family="Arial" style:font-family-asian="Arial" style:font-family-complex="Arial"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4.00pt" fo:font-weight="bold"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Arial" style:font-family-asian="Arial" style:font-family-complex="Arial" fo:background-color="transparent" style:use-window-font-color="true"/>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0.00pt" fo:font-weight="normal" fo:font-family="Arial" style:font-family-asian="Arial" style:font-family-complex="Arial" fo:background-color="transparent" style:use-window-font-color="true" fo:font-style="italic"/>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fo:font-style="italic"/>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Arial" style:font-family-asian="Arial" style:font-family-complex="Arial" fo:background-color="transparent" style:use-window-font-color="tru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0.00pt" fo:font-weight="normal" fo:font-family="Arial" style:font-family-asian="Arial" style:font-family-complex="Arial" fo:background-color="transparent" style:use-window-font-color="true" fo:font-style="italic"/>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fo:font-style="italic"/>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Arial" style:font-family-asian="Arial" style:font-family-complex="Arial"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fo:font-style="italic"/>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Arial" style:font-family-asian="Arial" style:font-family-complex="Arial"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normal" fo:font-family="Arial" style:font-family-asian="Arial" style:font-family-complex="Arial" fo:background-color="transparent" style:use-window-font-color="true" fo:font-style="italic"/>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0.00pt" fo:font-weight="normal" fo:font-family="Arial" style:font-family-asian="Arial" style:font-family-complex="Arial" fo:background-color="transparent" style:use-window-font-color="true" fo:font-style="italic"/>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normal"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0.00pt" fo:font-weight="normal" fo:font-family="Arial" style:font-family-asian="Arial" style:font-family-complex="Arial" fo:background-color="transparent" style:use-window-font-color="true" fo:font-style="italic"/>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2.00pt" fo:font-weight="normal" fo:font-family="Arial" style:font-family-asian="Arial" style:font-family-complex="Arial"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Arial" style:font-family-asian="Arial" style:font-family-complex="Arial" fo:background-color="transparent" style:use-window-font-color="tru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fo:font-style="italic"/>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normal" fo:font-family="Arial" style:font-family-asian="Arial" style:font-family-complex="Arial"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0.00pt" fo:font-weight="normal" fo:font-family="Arial" style:font-family-asian="Arial" style:font-family-complex="Arial" fo:background-color="transparent" style:use-window-font-color="true" fo:font-style="italic"/>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Arial" style:font-family-asian="Arial" style:font-family-complex="Arial"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Arial" style:font-family-asian="Arial" style:font-family-complex="Arial"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Arial" style:font-family-asian="Arial" style:font-family-complex="Arial" fo:background-color="transparent" style:use-window-font-color="true" fo:font-style="italic"/>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0.00pt" fo:font-weight="normal" fo:font-family="Arial" style:font-family-asian="Arial" style:font-family-complex="Arial" fo:background-color="transparent" style:use-window-font-color="true" fo:font-style="italic"/>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2.00pt" fo:font-weight="normal" fo:font-family="Arial" style:font-family-asian="Arial" style:font-family-complex="Arial"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Arial" style:font-family-asian="Arial" style:font-family-complex="Arial"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0.00pt" fo:font-weight="normal" fo:font-family="Arial" style:font-family-asian="Arial" style:font-family-complex="Arial" fo:background-color="transparent" style:use-window-font-color="true" fo:font-style="italic"/>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2.00pt" fo:font-weight="normal"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fo:font-family="Arial" style:font-family-asian="Arial" style:font-family-complex="Arial"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0.00pt" fo:font-weight="normal" fo:font-family="Arial" style:font-family-asian="Arial" style:font-family-complex="Arial" fo:background-color="transparent" style:use-window-font-color="true" fo:font-style="italic"/>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2.00pt" fo:font-weight="normal" fo:font-family="Arial" style:font-family-asian="Arial" style:font-family-complex="Arial"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Arial" style:font-family-asian="Arial" style:font-family-complex="Arial"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0.00pt" fo:font-weight="normal" fo:font-family="Arial" style:font-family-asian="Arial" style:font-family-complex="Arial" fo:background-color="transparent" style:use-window-font-color="true" fo:font-style="italic"/>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Arial" style:font-family-asian="Arial" style:font-family-complex="Arial"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fo:font-style="italic"/>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Arial" style:font-family-asian="Arial" style:font-family-complex="Arial" fo:background-color="transparent" style:use-window-font-color="true"/>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fo:font-style="italic"/>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2.00pt" fo:font-weight="normal"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Arial" style:font-family-asian="Arial" style:font-family-complex="Arial"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0.00pt" fo:font-weight="normal" fo:font-family="Arial" style:font-family-asian="Arial" style:font-family-complex="Arial" fo:background-color="transparent" style:use-window-font-color="true"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normal" fo:font-family="Arial" style:font-family-asian="Arial" style:font-family-complex="Arial"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bold" fo:font-family="Arial" style:font-family-asian="Arial" style:font-family-complex="Arial"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0.00pt" fo:font-weight="normal" fo:font-family="Arial" style:font-family-asian="Arial" style:font-family-complex="Arial" fo:background-color="transparent" style:use-window-font-color="true" fo:font-style="italic"/>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2.00pt" fo:font-weight="normal" fo:font-family="Arial" style:font-family-asian="Arial" style:font-family-complex="Arial"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Arial" style:font-family-asian="Arial" style:font-family-complex="Arial"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0.00pt" fo:font-weight="normal" fo:font-family="Arial" style:font-family-asian="Arial" style:font-family-complex="Arial" fo:background-color="transparent" style:use-window-font-color="true" fo:font-style="italic"/>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normal" fo:font-family="Arial" style:font-family-asian="Arial" style:font-family-complex="Arial"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5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0.00pt" fo:font-weight="normal" fo:font-family="Arial" style:font-family-asian="Arial" style:font-family-complex="Arial" fo:background-color="transparent" style:use-window-font-color="true" fo:font-style="italic"/>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Arial" style:font-family-asian="Arial" style:font-family-complex="Arial"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normal" fo:font-family="Arial" style:font-family-asian="Arial" style:font-family-complex="Arial"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Arial" style:font-family-asian="Arial" style:font-family-complex="Arial"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0.00pt" fo:font-weight="normal" fo:font-family="Arial" style:font-family-asian="Arial" style:font-family-complex="Arial" fo:background-color="transparent" style:use-window-font-color="true" fo:font-style="italic"/>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Arial" style:font-family-asian="Arial" style:font-family-complex="Arial"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normal" fo:font-family="Arial" style:font-family-asian="Arial" style:font-family-complex="Arial"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0.00pt" fo:font-weight="normal" fo:font-family="Arial" style:font-family-asian="Arial" style:font-family-complex="Arial" fo:background-color="transparent" style:use-window-font-color="true" fo:font-style="italic"/>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fo:font-family="Arial" style:font-family-asian="Arial" style:font-family-complex="Arial"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Arial" style:font-family-asian="Arial" style:font-family-complex="Arial"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Arial" style:font-family-asian="Arial" style:font-family-complex="Arial" fo:background-color="transparent" style:use-window-font-color="true"/>
    </style:style>
    <style:style style:name="T404" style:family="text">
      <style:text-properties fo:font-size="11.00pt" fo:font-weight="normal" fo:font-family="Calibri" style:font-family-asian="Calibri" style:font-family-complex="Calibri" fo:background-color="transparent" style:use-window-font-color="true"/>
    </style:style>
    <style:style style:name="T405" style:family="text">
      <style:text-properties fo:font-size="10.00pt" fo:font-weight="normal" fo:font-family="Arial" style:font-family-asian="Arial" style:font-family-complex="Arial" fo:background-color="transparent" style:use-window-font-color="true" fo:font-style="italic"/>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2.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normal" fo:font-family="Arial" style:font-family-asian="Arial" style:font-family-complex="Arial"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0.00pt" fo:font-weight="normal" fo:font-family="Arial" style:font-family-asian="Arial" style:font-family-complex="Arial" fo:background-color="transparent" style:use-window-font-color="true" fo:font-style="italic"/>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2.00pt" fo:font-weight="normal" fo:font-family="Arial" style:font-family-asian="Arial" style:font-family-complex="Arial"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Arial" style:font-family-asian="Arial" style:font-family-complex="Arial"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normal" fo:font-family="Arial" style:font-family-asian="Arial" style:font-family-complex="Arial"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0.00pt" fo:font-weight="normal" fo:font-family="Arial" style:font-family-asian="Arial" style:font-family-complex="Arial" fo:background-color="transparent" style:use-window-font-color="true" fo:font-style="italic"/>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2.00pt" fo:font-weight="normal" fo:font-family="Arial" style:font-family-asian="Arial" style:font-family-complex="Arial"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2.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Arial" style:font-family-asian="Arial" style:font-family-complex="Arial"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0.00pt" fo:font-weight="normal" fo:font-family="Arial" style:font-family-asian="Arial" style:font-family-complex="Arial" fo:background-color="transparent" style:use-window-font-color="true" fo:font-style="italic"/>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2.00pt" fo:font-weight="normal" fo:font-family="Arial" style:font-family-asian="Arial" style:font-family-complex="Arial"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2.00pt" fo:font-weight="normal" fo:font-family="Arial" style:font-family-asian="Arial" style:font-family-complex="Arial" fo:background-color="transparent" style:use-window-font-color="true"/>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Arial" style:font-family-asian="Arial" style:font-family-complex="Arial"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0.00pt" fo:font-weight="normal" fo:font-family="Arial" style:font-family-asian="Arial" style:font-family-complex="Arial" fo:background-color="transparent" style:use-window-font-color="true" fo:font-style="italic"/>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2.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Arial" style:font-family-asian="Arial" style:font-family-complex="Arial"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0.00pt" fo:font-weight="normal" fo:font-family="Arial" style:font-family-asian="Arial" style:font-family-complex="Arial" fo:background-color="transparent" style:use-window-font-color="true" fo:font-style="italic"/>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2.00pt" fo:font-weight="normal" fo:font-family="Arial" style:font-family-asian="Arial" style:font-family-complex="Arial"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normal" fo:font-family="Arial" style:font-family-asian="Arial" style:font-family-complex="Arial"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1.00pt" fo:font-weight="normal" fo:font-family="Arial" style:font-family-asian="Arial" style:font-family-complex="Arial"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0.00pt" fo:font-weight="normal" fo:font-family="Arial" style:font-family-asian="Arial" style:font-family-complex="Arial" fo:background-color="transparent" style:use-window-font-color="true" fo:font-style="italic"/>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normal" fo:font-family="Arial" style:font-family-asian="Arial" style:font-family-complex="Arial"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normal" fo:font-family="Arial" style:font-family-asian="Arial" style:font-family-complex="Arial"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0.00pt" fo:font-weight="normal" fo:font-family="Arial" style:font-family-asian="Arial" style:font-family-complex="Arial" fo:background-color="transparent" style:use-window-font-color="true" fo:font-style="italic"/>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bold" fo:font-family="Arial" style:font-family-asian="Arial" style:font-family-complex="Arial"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0.00pt" fo:font-weight="normal" fo:font-family="Arial" style:font-family-asian="Arial" style:font-family-complex="Arial" fo:background-color="transparent" style:use-window-font-color="true" fo:font-style="italic"/>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Arial" style:font-family-asian="Arial" style:font-family-complex="Arial"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fo:font-family="Arial" style:font-family-asian="Arial" style:font-family-complex="Arial"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0.00pt" fo:font-weight="normal" fo:font-family="Arial" style:font-family-asian="Arial" style:font-family-complex="Arial" fo:background-color="transparent" style:use-window-font-color="true" fo:font-style="italic"/>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2.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Arial" style:font-family-asian="Arial" style:font-family-complex="Arial"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Arial" style:font-family-asian="Arial" style:font-family-complex="Arial"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0.00pt" fo:font-weight="normal" fo:font-family="Arial" style:font-family-asian="Arial" style:font-family-complex="Arial" fo:background-color="transparent" style:use-window-font-color="true" fo:font-style="italic"/>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2.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normal" fo:font-family="Arial" style:font-family-asian="Arial" style:font-family-complex="Arial"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0.00pt" fo:font-weight="normal" fo:font-family="Arial" style:font-family-asian="Arial" style:font-family-complex="Arial" fo:background-color="transparent" style:use-window-font-color="true" fo:font-style="italic"/>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normal"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Arial" style:font-family-asian="Arial" style:font-family-complex="Arial"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Arial" style:font-family-asian="Arial" style:font-family-complex="Arial"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fo:font-style="italic"/>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2.00pt" fo:font-weight="normal" fo:font-family="Arial" style:font-family-asian="Arial" style:font-family-complex="Arial"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Arial" style:font-family-asian="Arial" style:font-family-complex="Arial"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4.00pt" fo:font-weight="bold" fo:font-family="Arial" style:font-family-asian="Arial" style:font-family-complex="Arial" fo:background-color="transparent" style:use-window-font-color="true"/>
    </style:style>
    <style:style style:name="P1" style:family="paragraph">
      <style:paragraph-properties fo:line-height="100.00%" fo:text-align="center" fo:margin-top="12.00pt" fo:margin-bottom="6.00pt"/>
    </style:style>
    <style:style style:name="P2" style:family="paragraph">
      <style:paragraph-properties fo:line-height="100.00%" fo:text-align="center"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style:tab-stops>
          <style:tab-stop style:position="481.90pt" style:type="right" style:leader-style="dotted"/>
        </style:tab-stops>
      </style:paragraph-properties>
    </style:style>
    <style:style style:name="P5" style:family="paragraph">
      <style:paragraph-properties fo:line-height="100.00%" fo:text-align="justify" fo:margin-left="14.15pt" fo:text-indent="0.00pt">
        <style:tab-stops>
          <style:tab-stop style:position="453.60pt" style:type="right" style:leader-style="dotted"/>
        </style:tab-stops>
      </style:paragraph-properties>
    </style:style>
    <style:style style:name="P6" style:family="paragraph">
      <style:paragraph-properties fo:line-height="100.00%" fo:text-align="left">
        <style:tab-stops>
          <style:tab-stop style:position="481.90pt" style:type="right" style:leader-style="dotted"/>
        </style:tab-stops>
      </style:paragraph-properties>
    </style:style>
    <style:style style:name="P7" style:family="paragraph">
      <style:paragraph-properties fo:line-height="100.00%" fo:text-align="justify" fo:margin-left="14.15pt" fo:text-indent="0.00pt">
        <style:tab-stops>
          <style:tab-stop style:position="453.60pt" style:type="right" style:leader-style="dotted"/>
        </style:tab-stops>
      </style:paragraph-properties>
    </style:style>
    <style:style style:name="P8" style:family="paragraph">
      <style:paragraph-properties fo:line-height="100.00%" fo:text-align="left" fo:margin-left="28.30pt" fo:text-indent="0.00pt">
        <style:tab-stops>
          <style:tab-stop style:position="425.30pt" style:type="right" style:leader-style="dotted"/>
        </style:tab-stops>
      </style:paragraph-properties>
    </style:style>
    <style:style style:name="P9" style:family="paragraph">
      <style:paragraph-properties fo:line-height="100.00%" fo:text-align="justify" fo:margin-left="14.15pt" fo:text-indent="0.00pt">
        <style:tab-stops>
          <style:tab-stop style:position="453.60pt" style:type="right" style:leader-style="dotted"/>
        </style:tab-stops>
      </style:paragraph-properties>
    </style:style>
    <style:style style:name="P10" style:family="paragraph">
      <style:paragraph-properties fo:line-height="100.00%" fo:text-align="left" fo:margin-left="28.30pt" fo:text-indent="0.00pt">
        <style:tab-stops>
          <style:tab-stop style:position="425.30pt" style:type="right" style:leader-style="dotted"/>
        </style:tab-stops>
      </style:paragraph-properties>
    </style:style>
    <style:style style:name="P11" style:family="paragraph">
      <style:paragraph-properties fo:line-height="100.00%" fo:text-align="justify" fo:margin-left="14.15pt" fo:text-indent="0.00pt">
        <style:tab-stops>
          <style:tab-stop style:position="453.60pt" style:type="right" style:leader-style="dotted"/>
        </style:tab-stops>
      </style:paragraph-properties>
    </style:style>
    <style:style style:name="P12" style:family="paragraph">
      <style:paragraph-properties fo:line-height="100.00%" fo:text-align="left" fo:margin-left="28.30pt" fo:text-indent="0.00pt">
        <style:tab-stops>
          <style:tab-stop style:position="425.30pt" style:type="right" style:leader-style="dotted"/>
        </style:tab-stops>
      </style:paragraph-properties>
    </style:style>
    <style:style style:name="P13" style:family="paragraph">
      <style:paragraph-properties fo:line-height="100.00%" fo:text-align="justify" fo:margin-left="14.15pt" fo:text-indent="0.00pt">
        <style:tab-stops>
          <style:tab-stop style:position="453.60pt" style:type="right" style:leader-style="dotted"/>
        </style:tab-stops>
      </style:paragraph-properties>
    </style:style>
    <style:style style:name="P14" style:family="paragraph">
      <style:paragraph-properties fo:line-height="100.00%" fo:text-align="left" fo:margin-left="28.30pt" fo:text-indent="0.00pt">
        <style:tab-stops>
          <style:tab-stop style:position="425.30pt" style:type="right" style:leader-style="dotted"/>
        </style:tab-stops>
      </style:paragraph-properties>
    </style:style>
    <style:style style:name="P15" style:family="paragraph">
      <style:paragraph-properties fo:line-height="100.00%" fo:text-align="justify" fo:margin-left="14.15pt" fo:text-indent="0.00pt">
        <style:tab-stops>
          <style:tab-stop style:position="453.60pt" style:type="right" style:leader-style="dotted"/>
        </style:tab-stops>
      </style:paragraph-properties>
    </style:style>
    <style:style style:name="P16" style:family="paragraph">
      <style:paragraph-properties fo:line-height="100.00%" fo:text-align="left" fo:margin-left="28.30pt" fo:text-indent="0.00pt">
        <style:tab-stops>
          <style:tab-stop style:position="425.30pt" style:type="right" style:leader-style="dotted"/>
        </style:tab-stops>
      </style:paragraph-properties>
    </style:style>
    <style:style style:name="P17" style:family="paragraph">
      <style:paragraph-properties fo:line-height="100.00%" fo:text-align="justify" fo:margin-left="14.15pt" fo:text-indent="0.00pt">
        <style:tab-stops>
          <style:tab-stop style:position="453.60pt" style:type="right" style:leader-style="dotted"/>
        </style:tab-stops>
      </style:paragraph-properties>
    </style:style>
    <style:style style:name="P18" style:family="paragraph">
      <style:paragraph-properties fo:line-height="100.00%" fo:text-align="left" fo:margin-left="28.30pt" fo:text-indent="0.00pt">
        <style:tab-stops>
          <style:tab-stop style:position="425.30pt" style:type="right" style:leader-style="dotted"/>
        </style:tab-stops>
      </style:paragraph-properties>
    </style:style>
    <style:style style:name="P19" style:family="paragraph">
      <style:paragraph-properties fo:line-height="100.00%" fo:text-align="justify" fo:margin-left="14.15pt" fo:text-indent="0.00pt">
        <style:tab-stops>
          <style:tab-stop style:position="453.60pt" style:type="right" style:leader-style="dotted"/>
        </style:tab-stops>
      </style:paragraph-properties>
    </style:style>
    <style:style style:name="P20" style:family="paragraph">
      <style:paragraph-properties fo:line-height="100.00%" fo:text-align="left" fo:margin-left="28.30pt" fo:text-indent="0.00pt">
        <style:tab-stops>
          <style:tab-stop style:position="425.30pt" style:type="right" style:leader-style="dotted"/>
        </style:tab-stops>
      </style:paragraph-properties>
    </style:style>
    <style:style style:name="P21" style:family="paragraph">
      <style:paragraph-properties fo:line-height="100.00%" fo:text-align="justify" fo:margin-left="14.15pt" fo:text-indent="0.00pt">
        <style:tab-stops>
          <style:tab-stop style:position="453.60pt" style:type="right" style:leader-style="dotted"/>
        </style:tab-stops>
      </style:paragraph-properties>
    </style:style>
    <style:style style:name="P22" style:family="paragraph">
      <style:paragraph-properties fo:line-height="100.00%" fo:text-align="left" fo:margin-left="28.30pt" fo:text-indent="0.00pt">
        <style:tab-stops>
          <style:tab-stop style:position="425.30pt" style:type="right" style:leader-style="dotted"/>
        </style:tab-stops>
      </style:paragraph-properties>
    </style:style>
    <style:style style:name="P23" style:family="paragraph">
      <style:paragraph-properties fo:line-height="100.00%" fo:text-align="justify" fo:margin-left="14.15pt" fo:text-indent="0.00pt">
        <style:tab-stops>
          <style:tab-stop style:position="453.60pt" style:type="right" style:leader-style="dotted"/>
        </style:tab-stops>
      </style:paragraph-properties>
    </style:style>
    <style:style style:name="P24" style:family="paragraph">
      <style:paragraph-properties fo:line-height="100.00%" fo:text-align="left" fo:margin-left="28.30pt" fo:text-indent="0.00pt">
        <style:tab-stops>
          <style:tab-stop style:position="425.30pt" style:type="right" style:leader-style="dotted"/>
        </style:tab-stops>
      </style:paragraph-properties>
    </style:style>
    <style:style style:name="P25" style:family="paragraph">
      <style:paragraph-properties fo:line-height="100.00%" fo:text-align="justify" fo:margin-left="14.15pt" fo:text-indent="0.00pt">
        <style:tab-stops>
          <style:tab-stop style:position="453.60pt" style:type="right" style:leader-style="dotted"/>
        </style:tab-stops>
      </style:paragraph-properties>
    </style:style>
    <style:style style:name="P26" style:family="paragraph">
      <style:paragraph-properties fo:line-height="100.00%" fo:text-align="left" fo:margin-left="28.30pt" fo:text-indent="0.00pt">
        <style:tab-stops>
          <style:tab-stop style:position="425.30pt" style:type="right" style:leader-style="dotted"/>
        </style:tab-stops>
      </style:paragraph-properties>
    </style:style>
    <style:style style:name="P27" style:family="paragraph">
      <style:paragraph-properties fo:line-height="100.00%" fo:text-align="justify" fo:margin-left="14.15pt" fo:text-indent="0.00pt">
        <style:tab-stops>
          <style:tab-stop style:position="453.60pt" style:type="right" style:leader-style="dotted"/>
        </style:tab-stops>
      </style:paragraph-properties>
    </style:style>
    <style:style style:name="P28" style:family="paragraph">
      <style:paragraph-properties fo:line-height="100.00%" fo:text-align="left" fo:margin-left="28.30pt" fo:text-indent="0.00pt">
        <style:tab-stops>
          <style:tab-stop style:position="425.30pt" style:type="right" style:leader-style="dotted"/>
        </style:tab-stops>
      </style:paragraph-properties>
    </style:style>
    <style:style style:name="P29" style:family="paragraph">
      <style:paragraph-properties fo:line-height="100.00%" fo:text-align="justify" fo:margin-left="14.15pt" fo:text-indent="0.00pt">
        <style:tab-stops>
          <style:tab-stop style:position="453.60pt" style:type="right" style:leader-style="dotted"/>
        </style:tab-stops>
      </style:paragraph-properties>
    </style:style>
    <style:style style:name="P30" style:family="paragraph">
      <style:paragraph-properties fo:line-height="100.00%" fo:text-align="left" fo:margin-left="28.30pt" fo:text-indent="0.00pt">
        <style:tab-stops>
          <style:tab-stop style:position="425.30pt" style:type="right" style:leader-style="dotted"/>
        </style:tab-stops>
      </style:paragraph-properties>
    </style:style>
    <style:style style:name="P31" style:family="paragraph">
      <style:paragraph-properties fo:line-height="100.00%" fo:text-align="justify" fo:margin-left="14.15pt" fo:text-indent="0.00pt">
        <style:tab-stops>
          <style:tab-stop style:position="453.60pt" style:type="right" style:leader-style="dotted"/>
        </style:tab-stops>
      </style:paragraph-properties>
    </style:style>
    <style:style style:name="P32" style:family="paragraph">
      <style:paragraph-properties fo:line-height="100.00%" fo:text-align="left" fo:margin-left="28.30pt" fo:text-indent="0.00pt">
        <style:tab-stops>
          <style:tab-stop style:position="425.30pt" style:type="right" style:leader-style="dotted"/>
        </style:tab-stops>
      </style:paragraph-properties>
    </style:style>
    <style:style style:name="P33" style:family="paragraph">
      <style:paragraph-properties fo:line-height="100.00%" fo:text-align="justify" fo:margin-left="14.15pt" fo:text-indent="0.00pt">
        <style:tab-stops>
          <style:tab-stop style:position="453.60pt" style:type="right" style:leader-style="dotted"/>
        </style:tab-stops>
      </style:paragraph-properties>
    </style:style>
    <style:style style:name="P34" style:family="paragraph">
      <style:paragraph-properties fo:line-height="100.00%" fo:text-align="left" fo:margin-left="28.30pt" fo:text-indent="0.00pt">
        <style:tab-stops>
          <style:tab-stop style:position="425.30pt" style:type="right" style:leader-style="dotted"/>
        </style:tab-stops>
      </style:paragraph-properties>
    </style:style>
    <style:style style:name="P35" style:family="paragraph">
      <style:paragraph-properties fo:line-height="100.00%" fo:text-align="left" fo:margin-left="42.45pt" fo:text-indent="0.00pt">
        <style:tab-stops>
          <style:tab-stop style:position="397.00pt" style:type="right" style:leader-style="dotted"/>
        </style:tab-stops>
      </style:paragraph-properties>
    </style:style>
    <style:style style:name="P36" style:family="paragraph">
      <style:paragraph-properties fo:line-height="100.00%" fo:text-align="left" fo:margin-left="28.30pt" fo:text-indent="0.00pt">
        <style:tab-stops>
          <style:tab-stop style:position="425.30pt" style:type="right" style:leader-style="dotted"/>
        </style:tab-stops>
      </style:paragraph-properties>
    </style:style>
    <style:style style:name="P37" style:family="paragraph">
      <style:paragraph-properties fo:line-height="100.00%" fo:text-align="left" fo:margin-left="42.45pt" fo:text-indent="0.00pt">
        <style:tab-stops>
          <style:tab-stop style:position="397.00pt" style:type="right" style:leader-style="dotted"/>
        </style:tab-stops>
      </style:paragraph-properties>
    </style:style>
    <style:style style:name="P38" style:family="paragraph">
      <style:paragraph-properties fo:line-height="100.00%" fo:text-align="left" fo:margin-left="28.30pt" fo:text-indent="0.00pt">
        <style:tab-stops>
          <style:tab-stop style:position="425.30pt" style:type="right" style:leader-style="dotted"/>
        </style:tab-stops>
      </style:paragraph-properties>
    </style:style>
    <style:style style:name="P39" style:family="paragraph">
      <style:paragraph-properties fo:line-height="100.00%" fo:text-align="left" fo:margin-left="42.45pt" fo:text-indent="0.00pt">
        <style:tab-stops>
          <style:tab-stop style:position="397.00pt" style:type="right" style:leader-style="dotted"/>
        </style:tab-stops>
      </style:paragraph-properties>
    </style:style>
    <style:style style:name="P40" style:family="paragraph">
      <style:paragraph-properties fo:line-height="100.00%" fo:text-align="left" fo:margin-left="28.30pt" fo:text-indent="0.00pt">
        <style:tab-stops>
          <style:tab-stop style:position="425.30pt" style:type="right" style:leader-style="dotted"/>
        </style:tab-stops>
      </style:paragraph-properties>
    </style:style>
    <style:style style:name="P41" style:family="paragraph">
      <style:paragraph-properties fo:line-height="100.00%" fo:text-align="left" fo:margin-left="42.45pt" fo:text-indent="0.00pt">
        <style:tab-stops>
          <style:tab-stop style:position="397.00pt" style:type="right" style:leader-style="dotted"/>
        </style:tab-stops>
      </style:paragraph-properties>
    </style:style>
    <style:style style:name="P42" style:family="paragraph">
      <style:paragraph-properties fo:line-height="100.00%" fo:text-align="left" fo:margin-left="28.30pt" fo:text-indent="0.00pt">
        <style:tab-stops>
          <style:tab-stop style:position="425.30pt" style:type="right" style:leader-style="dotted"/>
        </style:tab-stops>
      </style:paragraph-properties>
    </style:style>
    <style:style style:name="P43" style:family="paragraph">
      <style:paragraph-properties fo:line-height="100.00%" fo:text-align="left" fo:margin-left="42.45pt" fo:text-indent="0.00pt">
        <style:tab-stops>
          <style:tab-stop style:position="397.00pt" style:type="right" style:leader-style="dotted"/>
        </style:tab-stops>
      </style:paragraph-properties>
    </style:style>
    <style:style style:name="P44" style:family="paragraph">
      <style:paragraph-properties fo:line-height="100.00%" fo:text-align="left">
        <style:tab-stops>
          <style:tab-stop style:position="481.90pt" style:type="right" style:leader-style="dotted"/>
        </style:tab-stops>
      </style:paragraph-properties>
    </style:style>
    <style:style style:name="P45" style:family="paragraph">
      <style:paragraph-properties fo:line-height="100.00%" fo:text-align="left" fo:margin-bottom="6.00pt"/>
    </style:style>
    <style:style style:name="P46" style:family="paragraph">
      <style:paragraph-properties fo:line-height="100.00%" fo:text-align="center" fo:margin-top="12.00pt" fo:margin-bottom="6.00pt"/>
    </style:style>
    <style:style style:name="P47" style:family="paragraph">
      <style:paragraph-properties fo:line-height="100.00%" fo:text-align="center" fo:margin-bottom="6.00pt"/>
    </style:style>
    <style:style style:name="P48"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49" style:family="paragraph">
      <style:paragraph-properties fo:line-height="100.00%" fo:text-align="center"/>
    </style:style>
    <style:style style:name="P50"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1"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2" style:family="paragraph">
      <style:paragraph-properties fo:line-height="100.00%" fo:text-align="center"/>
    </style:style>
    <style:style style:name="P53"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4" style:family="paragraph">
      <style:paragraph-properties fo:line-height="100.00%" fo:text-align="center"/>
    </style:style>
    <style:style style:name="P55"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6" style:family="paragraph">
      <style:paragraph-properties fo:line-height="100.00%" fo:text-align="center"/>
    </style:style>
    <style:style style:name="P57" style:family="paragraph">
      <style:paragraph-properties fo:line-height="100.00%" fo:text-align="justify" fo:margin-left="2.75pt" fo:text-indent="-2.75pt">
        <style:tab-stops>
          <style:tab-stop style:position="157.90pt"/>
          <style:tab-stop style:position="3286.90pt" style:type="center"/>
          <style:tab-stop style:position="421118.90pt" style:type="right"/>
        </style:tab-stops>
      </style:paragraph-properties>
    </style:style>
    <style:style style:name="P58" style:family="paragraph">
      <style:paragraph-properties fo:line-height="100.00%" fo:text-align="left" fo:margin-bottom="6.00pt"/>
    </style:style>
    <style:style style:name="P59" style:family="paragraph">
      <style:paragraph-properties fo:line-height="100.00%" fo:text-align="left" fo:margin-top="12.00p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style:style>
    <style:style style:name="P63" style:family="paragraph">
      <style:paragraph-properties fo:line-height="100.00%" fo:text-align="left" fo:margin-top="12.00pt" fo:margin-bottom="6.00pt"/>
    </style:style>
    <style:style style:name="P64" style:family="paragraph">
      <style:paragraph-properties fo:line-height="100.00%" fo:text-align="lef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00.00%" fo:text-align="left" fo:margin-left="-18.00pt" fo:text-indent="18.00pt"/>
    </style:style>
    <style:style style:name="P66" style:family="paragraph">
      <style:paragraph-properties fo:line-height="100.00%" fo:text-align="left"/>
    </style:style>
    <style:style style:name="P67" style:family="paragraph">
      <style:paragraph-properties fo:line-height="100.00%" fo:text-align="left">
        <style:tab-stops>
          <style:tab-stop style:position="65.25pt"/>
          <style:tab-stop style:position="66.75pt"/>
        </style:tab-stops>
      </style:paragraph-properties>
    </style:style>
    <style:style style:name="P68" style:family="paragraph">
      <style:paragraph-properties fo:line-height="100.00%" fo:text-align="lef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style:style>
    <style:style style:name="P72" style:family="paragraph">
      <style:paragraph-properties fo:line-height="100.00%" fo:text-align="left" fo:margin-top="12.00pt" fo:margin-bottom="6.00pt"/>
    </style:style>
    <style:style style:name="P73" style:family="paragraph">
      <style:paragraph-properties fo:line-height="100.00%" fo:text-align="left" fo:margin-bottom="6.00pt"/>
    </style:style>
    <style:style style:name="P74" style:family="paragraph">
      <style:paragraph-properties fo:line-height="100.00%" fo:text-align="left"/>
    </style:style>
    <style:style style:name="P75" style:family="paragraph">
      <style:paragraph-properties fo:line-height="100.00%" fo:text-align="left" fo:margin-top="12.00pt" fo:margin-bottom="6.00pt"/>
    </style:style>
    <style:style style:name="P76" style:family="paragraph">
      <style:paragraph-properties fo:line-height="100.00%" fo:text-align="lef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bottom="6.00pt"/>
    </style:style>
    <style:style style:name="P81" style:family="paragraph">
      <style:paragraph-properties fo:line-height="100.00%" fo:text-align="left" fo:margin-top="12.00pt" fo:margin-bottom="6.00pt"/>
    </style:style>
    <style:style style:name="P82" style:family="paragraph">
      <style:paragraph-properties fo:line-height="100.00%" fo:text-align="lef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top="12.00p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fo:margin-top="12.00pt" fo:margin-bottom="6.00pt"/>
    </style:style>
    <style:style style:name="P90" style:family="paragraph">
      <style:paragraph-properties fo:line-height="100.00%" fo:text-align="left" fo:margin-bottom="6.00pt"/>
    </style:style>
    <style:style style:name="P91" style:family="paragraph">
      <style:paragraph-properties fo:line-height="100.00%" fo:text-align="left" fo:margin-top="12.00pt" fo:margin-bottom="6.00pt"/>
    </style:style>
    <style:style style:name="P92" style:family="paragraph">
      <style:paragraph-properties fo:line-height="100.00%" fo:text-align="left" fo:margin-bottom="6.00pt"/>
    </style:style>
    <style:style style:name="P93" style:family="paragraph">
      <style:paragraph-properties fo:line-height="100.00%" fo:text-align="left" fo:margin-top="12.00pt" fo:margin-bottom="6.00pt"/>
    </style:style>
    <style:style style:name="P94" style:family="paragraph">
      <style:paragraph-properties fo:line-height="100.00%" fo:text-align="left" fo:margin-bottom="6.00pt"/>
    </style:style>
    <style:style style:name="P95" style:family="paragraph">
      <style:paragraph-properties fo:line-height="100.00%" fo:text-align="left" fo:margin-top="12.00pt" fo:margin-bottom="6.00pt"/>
    </style:style>
    <style:style style:name="P96" style:family="paragraph">
      <style:paragraph-properties fo:line-height="100.00%" fo:text-align="left" fo:margin-bottom="6.00pt"/>
    </style:style>
    <style:style style:name="P97" style:family="paragraph">
      <style:paragraph-properties fo:line-height="100.00%" fo:text-align="left" fo:margin-top="12.00pt" fo:margin-bottom="6.00pt"/>
    </style:style>
    <style:style style:name="P98" style:family="paragraph">
      <style:paragraph-properties fo:line-height="100.00%" fo:text-align="left" fo:margin-bottom="6.00pt"/>
    </style:style>
    <style:style style:name="P99" style:family="paragraph">
      <style:paragraph-properties fo:line-height="100.00%" fo:text-align="left" fo:margin-top="12.00pt" fo:margin-bottom="6.00pt"/>
    </style:style>
    <style:style style:name="P100" style:family="paragraph">
      <style:paragraph-properties fo:line-height="100.00%" fo:text-align="left" fo:margin-bottom="6.00pt"/>
    </style:style>
    <style:style style:name="P101" style:family="paragraph">
      <style:paragraph-properties fo:line-height="100.00%" fo:text-align="left" fo:margin-top="12.00pt" fo:margin-bottom="6.00pt"/>
    </style:style>
    <style:style style:name="P102" style:family="paragraph">
      <style:paragraph-properties fo:line-height="100.00%" fo:text-align="left"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style:style style:name="P105" style:family="paragraph">
      <style:paragraph-properties fo:line-height="100.00%" fo:text-align="left" fo:margin-top="12.00pt" fo:margin-bottom="6.00pt"/>
    </style:style>
    <style:style style:name="P106" style:family="paragraph">
      <style:paragraph-properties fo:line-height="100.00%" fo:text-align="left" fo:margin-bottom="6.00pt"/>
    </style:style>
    <style:style style:name="P107" style:family="paragraph">
      <style:paragraph-properties fo:line-height="100.00%" fo:text-align="left" fo:margin-top="12.00pt" fo:margin-bottom="6.00pt"/>
    </style:style>
    <style:style style:name="P108" style:family="paragraph">
      <style:paragraph-properties fo:line-height="100.00%" fo:text-align="left" fo:margin-bottom="6.00pt"/>
    </style:style>
    <style:style style:name="P109" style:family="paragraph">
      <style:paragraph-properties fo:line-height="100.00%" fo:text-align="left" fo:margin-top="12.00pt" fo:margin-bottom="6.00pt"/>
    </style:style>
    <style:style style:name="P110" style:family="paragraph">
      <style:paragraph-properties fo:line-height="100.00%" fo:text-align="left" fo:margin-bottom="6.00pt"/>
    </style:style>
    <style:style style:name="P111" style:family="paragraph">
      <style:paragraph-properties fo:line-height="100.00%" fo:text-align="left" fo:margin-top="12.00pt" fo:margin-bottom="6.00pt"/>
    </style:style>
    <style:style style:name="P112" style:family="paragraph">
      <style:paragraph-properties fo:line-height="100.00%" fo:text-align="left" fo:margin-bottom="6.00pt"/>
    </style:style>
    <style:style style:name="P113" style:family="paragraph">
      <style:paragraph-properties fo:line-height="100.00%" fo:text-align="left" fo:margin-top="12.00pt" fo:margin-bottom="6.00pt"/>
    </style:style>
    <style:style style:name="P114" style:family="paragraph">
      <style:paragraph-properties fo:line-height="100.00%" fo:text-align="left" fo:margin-bottom="6.00pt"/>
    </style:style>
    <style:style style:name="P115" style:family="paragraph">
      <style:paragraph-properties fo:line-height="100.00%" fo:text-align="left" fo:margin-top="12.00pt" fo:margin-bottom="6.00pt"/>
    </style:style>
    <style:style style:name="P116" style:family="paragraph">
      <style:paragraph-properties fo:line-height="100.00%" fo:text-align="left" fo:margin-bottom="6.00pt"/>
    </style:style>
    <style:style style:name="P117" style:family="paragraph">
      <style:paragraph-properties fo:line-height="100.00%" fo:text-align="left" fo:margin-top="12.00pt" fo:margin-bottom="6.00pt"/>
    </style:style>
    <style:style style:name="P118" style:family="paragraph">
      <style:paragraph-properties fo:line-height="100.00%" fo:text-align="left" fo:margin-bottom="6.00pt"/>
    </style:style>
    <style:style style:name="P119" style:family="paragraph">
      <style:paragraph-properties fo:line-height="100.00%" fo:text-align="left" fo:margin-top="12.00pt" fo:margin-bottom="6.00pt"/>
    </style:style>
    <style:style style:name="P120" style:family="paragraph">
      <style:paragraph-properties fo:line-height="100.00%" fo:text-align="left" fo:margin-bottom="6.00pt"/>
    </style:style>
    <style:style style:name="P121" style:family="paragraph">
      <style:paragraph-properties fo:line-height="100.00%" fo:text-align="left" fo:margin-top="12.00pt" fo:margin-bottom="6.00pt"/>
    </style:style>
    <style:style style:name="P122" style:family="paragraph">
      <style:paragraph-properties fo:line-height="100.00%" fo:text-align="left" fo:margin-bottom="6.00pt"/>
    </style:style>
    <style:style style:name="P123" style:family="paragraph">
      <style:paragraph-properties fo:line-height="100.00%" fo:text-align="left" fo:margin-top="12.00pt" fo:margin-bottom="6.00pt"/>
    </style:style>
    <style:style style:name="P124" style:family="paragraph">
      <style:paragraph-properties fo:line-height="100.00%" fo:text-align="left" fo:margin-bottom="6.00pt"/>
    </style:style>
    <style:style style:name="P125" style:family="paragraph">
      <style:paragraph-properties fo:line-height="100.00%" fo:text-align="left" fo:margin-top="12.00pt" fo:margin-bottom="6.00pt"/>
    </style:style>
    <style:style style:name="P126" style:family="paragraph">
      <style:paragraph-properties fo:line-height="100.00%" fo:text-align="left" fo:margin-bottom="6.00pt"/>
    </style:style>
    <style:style style:name="P127" style:family="paragraph">
      <style:paragraph-properties fo:line-height="100.00%" fo:text-align="left" fo:margin-top="12.00pt" fo:margin-bottom="6.00pt"/>
    </style:style>
    <style:style style:name="P128" style:family="paragraph">
      <style:paragraph-properties fo:line-height="100.00%" fo:text-align="left" fo:margin-bottom="6.00pt"/>
    </style:style>
    <style:style style:name="P129" style:family="paragraph">
      <style:paragraph-properties fo:line-height="100.00%" fo:text-align="left"/>
    </style:style>
    <text:list-style style:name="L130">
      <text:list-level-style-bullet text:level="1" text:bullet-char="•">
        <style:list-level-properties text:space-before="0.00pt" text:min-label-width="18.00pt"/>
        <style:text-properties fo:font-family="Symbol"/>
      </text:list-level-style-bullet>
    </text:list-style>
    <style:style style:name="P130" style:family="paragraph">
      <style:paragraph-properties fo:line-height="100.00%" fo:text-align="left" fo:margin-left="-18.00pt" fo:text-indent="18.00pt"/>
    </style:style>
    <style:style style:name="P131" style:family="paragraph">
      <style:paragraph-properties fo:line-height="100.00%" fo:text-align="left"/>
    </style:style>
    <style:style style:name="P132" style:family="paragraph">
      <style:paragraph-properties fo:line-height="100.00%" fo:text-align="left" fo:margin-top="12.00pt" fo:margin-bottom="6.00pt"/>
    </style:style>
    <style:style style:name="P133" style:family="paragraph">
      <style:paragraph-properties fo:line-height="100.00%" fo:text-align="left" fo:margin-bottom="6.00pt"/>
    </style:style>
    <style:style style:name="P134" style:family="paragraph">
      <style:paragraph-properties fo:line-height="100.00%" fo:text-align="left"/>
    </style:style>
    <style:style style:name="P135" style:family="paragraph">
      <style:paragraph-properties fo:line-height="100.00%" fo:text-align="left" fo:margin-top="12.00pt" fo:margin-bottom="6.00pt"/>
    </style:style>
    <style:style style:name="P136" style:family="paragraph">
      <style:paragraph-properties fo:line-height="100.00%" fo:text-align="left"/>
    </style:style>
    <style:style style:name="P137" style:family="paragraph">
      <style:paragraph-properties fo:line-height="100.00%" fo:text-align="left" fo:margin-top="12.00pt" fo:margin-bottom="6.00pt"/>
    </style:style>
    <style:style style:name="P138" style:family="paragraph">
      <style:paragraph-properties fo:line-height="100.00%" fo:text-align="left" fo:margin-bottom="6.00pt"/>
    </style:style>
    <style:style style:name="P139" style:family="paragraph">
      <style:paragraph-properties fo:line-height="100.00%" fo:text-align="left"/>
    </style:style>
    <style:style style:name="P140" style:family="paragraph">
      <style:paragraph-properties fo:line-height="100.00%" fo:text-align="left" fo:margin-top="12.00pt" fo:margin-bottom="6.00pt"/>
    </style:style>
    <style:style style:name="P141" style:family="paragraph">
      <style:paragraph-properties fo:line-height="100.00%" fo:text-align="left"/>
    </style:style>
    <style:style style:name="P142" style:family="paragraph">
      <style:paragraph-properties fo:line-height="100.00%" fo:text-align="left" fo:margin-top="12.00pt" fo:margin-bottom="6.00pt"/>
    </style:style>
    <style:style style:name="P143" style:family="paragraph">
      <style:paragraph-properties fo:line-height="100.00%" fo:text-align="left" fo:margin-bottom="6.00pt"/>
    </style:style>
    <style:style style:name="P144" style:family="paragraph">
      <style:paragraph-properties fo:line-height="100.00%" fo:text-align="left" fo:margin-top="12.00pt" fo:margin-bottom="6.00pt"/>
    </style:style>
    <style:style style:name="P145" style:family="paragraph">
      <style:paragraph-properties fo:line-height="100.00%" fo:text-align="left" fo:margin-bottom="6.00pt"/>
    </style:style>
    <style:style style:name="P146" style:family="paragraph">
      <style:paragraph-properties fo:line-height="100.00%" fo:text-align="left"/>
    </style:style>
    <style:style style:name="P147" style:family="paragraph">
      <style:paragraph-properties fo:line-height="100.00%" fo:text-align="left" fo:margin-top="12.00pt" fo:margin-bottom="6.00pt"/>
    </style:style>
    <style:style style:name="P148" style:family="paragraph">
      <style:paragraph-properties fo:line-height="100.00%" fo:text-align="left" fo:margin-bottom="6.00pt"/>
    </style:style>
    <style:style style:name="P149" style:family="paragraph">
      <style:paragraph-properties fo:line-height="100.00%" fo:text-align="left" fo:margin-top="12.00pt" fo:margin-bottom="6.00pt"/>
    </style:style>
    <style:style style:name="P150" style:family="paragraph">
      <style:paragraph-properties fo:line-height="100.00%" fo:text-align="left"/>
    </style:style>
    <style:style style:name="P151" style:family="paragraph">
      <style:paragraph-properties fo:line-height="100.00%" fo:text-align="left" fo:margin-top="12.00pt" fo:margin-bottom="6.00pt"/>
    </style:style>
    <style:style style:name="P152" style:family="paragraph">
      <style:paragraph-properties fo:line-height="100.00%" fo:text-align="left" fo:margin-bottom="6.00pt"/>
    </style:style>
    <style:style style:name="P153" style:family="paragraph">
      <style:paragraph-properties fo:line-height="100.00%" fo:text-align="left" fo:margin-top="12.00pt" fo:margin-bottom="6.00pt"/>
    </style:style>
    <style:style style:name="P154" style:family="paragraph">
      <style:paragraph-properties fo:line-height="100.00%" fo:text-align="left" fo:margin-bottom="6.00pt"/>
    </style:style>
    <style:style style:name="P155"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1622.85pt"/>
          <style:tab-stop style:position="85.75pt"/>
        </style:tab-stops>
      </style:paragraph-properties>
    </style:style>
    <style:style style:name="P156" style:family="paragraph">
      <style:paragraph-properties fo:line-height="100.00%" fo:text-align="center"/>
    </style:style>
    <style:style style:name="P157"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1622.85pt"/>
          <style:tab-stop style:position="85.75pt"/>
        </style:tab-stops>
      </style:paragraph-properties>
    </style:style>
    <style:style style:name="P15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59" style:family="paragraph">
      <style:paragraph-properties fo:line-height="100.00%" fo:text-align="center"/>
    </style:style>
    <style:style style:name="P16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1" style:family="paragraph">
      <style:paragraph-properties fo:line-height="100.00%" fo:text-align="center"/>
    </style:style>
    <style:style style:name="P16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3" style:family="paragraph">
      <style:paragraph-properties fo:line-height="100.00%" fo:text-align="center"/>
    </style:style>
    <style:style style:name="P16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5" style:family="paragraph">
      <style:paragraph-properties fo:line-height="100.00%" fo:text-align="center"/>
    </style:style>
    <style:style style:name="P16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7" style:family="paragraph">
      <style:paragraph-properties fo:line-height="100.00%" fo:text-align="center"/>
    </style:style>
    <style:style style:name="P16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69" style:family="paragraph">
      <style:paragraph-properties fo:line-height="100.00%" fo:text-align="center"/>
    </style:style>
    <style:style style:name="P17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1" style:family="paragraph">
      <style:paragraph-properties fo:line-height="100.00%" fo:text-align="center"/>
    </style:style>
    <style:style style:name="P17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3" style:family="paragraph">
      <style:paragraph-properties fo:line-height="100.00%" fo:text-align="center"/>
    </style:style>
    <style:style style:name="P17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5" style:family="paragraph">
      <style:paragraph-properties fo:line-height="100.00%" fo:text-align="center"/>
    </style:style>
    <style:style style:name="P17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7" style:family="paragraph">
      <style:paragraph-properties fo:line-height="100.00%" fo:text-align="center"/>
    </style:style>
    <style:style style:name="P17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79" style:family="paragraph">
      <style:paragraph-properties fo:line-height="100.00%" fo:text-align="center"/>
    </style:style>
    <style:style style:name="P18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1" style:family="paragraph">
      <style:paragraph-properties fo:line-height="100.00%" fo:text-align="center"/>
    </style:style>
    <style:style style:name="P18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3" style:family="paragraph">
      <style:paragraph-properties fo:line-height="100.00%" fo:text-align="center"/>
    </style:style>
    <style:style style:name="P18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5" style:family="paragraph">
      <style:paragraph-properties fo:line-height="100.00%" fo:text-align="center"/>
    </style:style>
    <style:style style:name="P18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7" style:family="paragraph">
      <style:paragraph-properties fo:line-height="100.00%" fo:text-align="center"/>
    </style:style>
    <style:style style:name="P18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89" style:family="paragraph">
      <style:paragraph-properties fo:line-height="100.00%" fo:text-align="center"/>
    </style:style>
    <style:style style:name="P19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1" style:family="paragraph">
      <style:paragraph-properties fo:line-height="100.00%" fo:text-align="center"/>
    </style:style>
    <style:style style:name="P19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3" style:family="paragraph">
      <style:paragraph-properties fo:line-height="100.00%" fo:text-align="center"/>
    </style:style>
    <style:style style:name="P19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5" style:family="paragraph">
      <style:paragraph-properties fo:line-height="100.00%" fo:text-align="center"/>
    </style:style>
    <style:style style:name="P19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7" style:family="paragraph">
      <style:paragraph-properties fo:line-height="100.00%" fo:text-align="center"/>
    </style:style>
    <style:style style:name="P19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199" style:family="paragraph">
      <style:paragraph-properties fo:line-height="100.00%" fo:text-align="center"/>
    </style:style>
    <style:style style:name="P20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1" style:family="paragraph">
      <style:paragraph-properties fo:line-height="100.00%" fo:text-align="center"/>
    </style:style>
    <style:style style:name="P20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3" style:family="paragraph">
      <style:paragraph-properties fo:line-height="100.00%" fo:text-align="center"/>
    </style:style>
    <style:style style:name="P20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5" style:family="paragraph">
      <style:paragraph-properties fo:line-height="100.00%" fo:text-align="center"/>
    </style:style>
    <style:style style:name="P20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7" style:family="paragraph">
      <style:paragraph-properties fo:line-height="100.00%" fo:text-align="center"/>
    </style:style>
    <style:style style:name="P20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09" style:family="paragraph">
      <style:paragraph-properties fo:line-height="100.00%" fo:text-align="center"/>
    </style:style>
    <style:style style:name="P21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1" style:family="paragraph">
      <style:paragraph-properties fo:line-height="100.00%" fo:text-align="center"/>
    </style:style>
    <style:style style:name="P21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3" style:family="paragraph">
      <style:paragraph-properties fo:line-height="100.00%" fo:text-align="center"/>
    </style:style>
    <style:style style:name="P21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5" style:family="paragraph">
      <style:paragraph-properties fo:line-height="100.00%" fo:text-align="center"/>
    </style:style>
    <style:style style:name="P21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7" style:family="paragraph">
      <style:paragraph-properties fo:line-height="100.00%" fo:text-align="center"/>
    </style:style>
    <style:style style:name="P21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19" style:family="paragraph">
      <style:paragraph-properties fo:line-height="100.00%" fo:text-align="center"/>
    </style:style>
    <style:style style:name="P22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1" style:family="paragraph">
      <style:paragraph-properties fo:line-height="100.00%" fo:text-align="center"/>
    </style:style>
    <style:style style:name="P222"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3" style:family="paragraph">
      <style:paragraph-properties fo:line-height="100.00%" fo:text-align="center"/>
    </style:style>
    <style:style style:name="P224"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5" style:family="paragraph">
      <style:paragraph-properties fo:line-height="100.00%" fo:text-align="center"/>
    </style:style>
    <style:style style:name="P226"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7" style:family="paragraph">
      <style:paragraph-properties fo:line-height="100.00%" fo:text-align="center"/>
    </style:style>
    <style:style style:name="P228"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29" style:family="paragraph">
      <style:paragraph-properties fo:line-height="100.00%" fo:text-align="center"/>
    </style:style>
    <style:style style:name="P230" style:family="paragraph">
      <style:paragraph-properties fo:line-height="100.00%" fo:text-align="justify" fo:margin-left="2.75pt" fo:text-indent="-2.75pt">
        <style:tab-stops>
          <style:tab-stop style:position="101.50pt"/>
          <style:tab-stop style:position="3286.90pt" style:type="center"/>
          <style:tab-stop style:position="421118.90pt" style:type="right"/>
          <style:tab-stop style:position="-2.75pt"/>
          <style:tab-stop style:position="85.75pt"/>
        </style:tab-stops>
      </style:paragraph-properties>
    </style:style>
    <style:style style:name="P231" style:family="paragraph">
      <style:paragraph-properties fo:line-height="100.00%" fo:text-align="left" fo:margin-top="12.00pt" fo:margin-bottom="6.00pt"/>
    </style:style>
    <style:style style:name="TableColumn0100" style:family="table-column">
      <style:table-column-properties style:column-width="2.231250in"/>
    </style:style>
    <style:style style:name="TableColumn0101" style:family="table-column">
      <style:table-column-properties style:column-width="2.231250in"/>
    </style:style>
    <style:style style:name="TableColumn0102" style:family="table-column">
      <style:table-column-properties style:column-width="2.231250in"/>
    </style:style>
    <style:style style:name="Table01" style:family="table">
      <style:table-properties style:width="6.6937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447917in"/>
    </style:style>
    <style:style style:name="TableColumn0201" style:family="table-column">
      <style:table-column-properties style:column-width="1.229167in"/>
    </style:style>
    <style:style style:name="TableColumn0202" style:family="table-column">
      <style:table-column-properties style:column-width="1.338194in"/>
    </style:style>
    <style:style style:name="TableColumn0203" style:family="table-column">
      <style:table-column-properties style:column-width="1.338889in"/>
    </style:style>
    <style:style style:name="TableColumn0204" style:family="table-column">
      <style:table-column-properties style:column-width="1.343750in"/>
    </style:style>
    <style:style style:name="Table02" style:family="table">
      <style:table-properties style:width="6.697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5" style:family="table-row">
      <style:table-row-properties/>
    </style:style>
    <style:style style:name="TableCell020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6" style:family="table-row">
      <style:table-row-properties/>
    </style:style>
    <style:style style:name="TableCell020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7" style:family="table-row">
      <style:table-row-properties/>
    </style:style>
    <style:style style:name="TableCell020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8" style:family="table-row">
      <style:table-row-properties/>
    </style:style>
    <style:style style:name="TableCell020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9" style:family="table-row">
      <style:table-row-properties/>
    </style:style>
    <style:style style:name="TableCell020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0" style:family="table-row">
      <style:table-row-properties/>
    </style:style>
    <style:style style:name="TableCell021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1" style:family="table-row">
      <style:table-row-properties/>
    </style:style>
    <style:style style:name="TableCell021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2" style:family="table-row">
      <style:table-row-properties/>
    </style:style>
    <style:style style:name="TableCell021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3" style:family="table-row">
      <style:table-row-properties/>
    </style:style>
    <style:style style:name="TableCell021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4" style:family="table-row">
      <style:table-row-properties/>
    </style:style>
    <style:style style:name="TableCell021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5" style:family="table-row">
      <style:table-row-properties/>
    </style:style>
    <style:style style:name="TableCell021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6" style:family="table-row">
      <style:table-row-properties/>
    </style:style>
    <style:style style:name="TableCell021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7" style:family="table-row">
      <style:table-row-properties/>
    </style:style>
    <style:style style:name="TableCell021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8" style:family="table-row">
      <style:table-row-properties/>
    </style:style>
    <style:style style:name="TableCell021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19" style:family="table-row">
      <style:table-row-properties/>
    </style:style>
    <style:style style:name="TableCell021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1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0" style:family="table-row">
      <style:table-row-properties/>
    </style:style>
    <style:style style:name="TableCell022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1" style:family="table-row">
      <style:table-row-properties/>
    </style:style>
    <style:style style:name="TableCell022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2" style:family="table-row">
      <style:table-row-properties/>
    </style:style>
    <style:style style:name="TableCell022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3" style:family="table-row">
      <style:table-row-properties/>
    </style:style>
    <style:style style:name="TableCell022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4" style:family="table-row">
      <style:table-row-properties/>
    </style:style>
    <style:style style:name="TableCell022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5" style:family="table-row">
      <style:table-row-properties/>
    </style:style>
    <style:style style:name="TableCell022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6" style:family="table-row">
      <style:table-row-properties/>
    </style:style>
    <style:style style:name="TableCell022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7" style:family="table-row">
      <style:table-row-properties/>
    </style:style>
    <style:style style:name="TableCell0227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7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8" style:family="table-row">
      <style:table-row-properties/>
    </style:style>
    <style:style style:name="TableCell0228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8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29" style:family="table-row">
      <style:table-row-properties/>
    </style:style>
    <style:style style:name="TableCell0229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29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0" style:family="table-row">
      <style:table-row-properties/>
    </style:style>
    <style:style style:name="TableCell023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0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1" style:family="table-row">
      <style:table-row-properties/>
    </style:style>
    <style:style style:name="TableCell023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1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2" style:family="table-row">
      <style:table-row-properties/>
    </style:style>
    <style:style style:name="TableCell023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2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3" style:family="table-row">
      <style:table-row-properties/>
    </style:style>
    <style:style style:name="TableCell023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3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4" style:family="table-row">
      <style:table-row-properties/>
    </style:style>
    <style:style style:name="TableCell0234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4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5" style:family="table-row">
      <style:table-row-properties/>
    </style:style>
    <style:style style:name="TableCell0235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5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36" style:family="table-row">
      <style:table-row-properties/>
    </style:style>
    <style:style style:name="TableCell0236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3604"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CAHIER DES CHARGES</text:span></text:p>
      <text:p text:style-name="P2"><text:span text:style-name="T3"/></text:p>
      <text:p text:style-name="P2"><text:span text:style-name="T4">version 0.1</text:span></text:p>
      <text:p text:style-name="P2"><text:span text:style-name="T5"/></text:p>
      <text:p text:style-name="P2"><text:span text:style-name="T5"/></text:p>
      <text:p text:style-name="P2"><text:span text:style-name="T5"/></text:p>
      <text:p text:style-name="P2"><text:span text:style-name="T5"/></text:p>
      <text:p text:style-name="P2"><text:span text:style-name="T6">Participants au projet</text:span></text:p>
      <text:p text:style-name="P2"><text:span text:style-name="T6">Alexie, Mike, Stéphane, Lila, Aaron</text:span></text:p>
      <text:p text:style-name="P3"><text:span text:style-name="T7"/></text:p>
      <text:p text:style-name="P3"><text:span text:style-name="T8">Sommaire</text:span></text:p>
      <text:p text:style-name="P4"><text:span text:style-name="T9">TABLEAU DES ACTIVITÉS &amp; MODIFICATIONS<text:tab/>3</text:span></text:p>
      <text:p text:style-name="P4"><text:span text:style-name="T9">CONTEXTE<text:tab/>4</text:span></text:p>
      <text:p text:style-name="P5"><text:span text:style-name="T9">Préambule<text:tab/>4</text:span></text:p>
      <text:p text:style-name="P6"><text:span text:style-name="T9">Présentation du projet : contexte, objectifs et clientèle ciblée<text:tab/>5</text:span></text:p>
      <text:p text:style-name="P6"><text:span text:style-name="T9">OBJECTIF(S)<text:tab/>6</text:span></text:p>
      <text:p text:style-name="P7"><text:span text:style-name="T9">PAGE D'ACCUEIL<text:tab/>7</text:span></text:p>
      <text:p text:style-name="P8"><text:span text:style-name="T9">Schématisation de la page d'accueil<text:tab/>8</text:span></text:p>
      <text:p text:style-name="P9"><text:span text:style-name="T9">Page d'article(s)<text:tab/>9</text:span></text:p>
      <text:p text:style-name="P10"><text:span text:style-name="T9">Schématisation page d'article(s)<text:tab/>10</text:span></text:p>
      <text:p text:style-name="P11"><text:span text:style-name="T9">Page du panier <text:tab/>11</text:span></text:p>
      <text:p text:style-name="P12"><text:span text:style-name="T9">Schématisation page du panier<text:tab/>12</text:span></text:p>
      <text:p text:style-name="P13"><text:span text:style-name="T9">Page de paiement<text:tab/>13</text:span></text:p>
      <text:p text:style-name="P14"><text:span text:style-name="T9">Schématisation page de paiement<text:tab/>14</text:span></text:p>
      <text:p text:style-name="P15"><text:span text:style-name="T9">Page d'inscription<text:tab/>15</text:span></text:p>
      <text:p text:style-name="P16"><text:span text:style-name="T9">Schématisation page d'inscription<text:tab/>16</text:span></text:p>
      <text:p text:style-name="P17"><text:span text:style-name="T9">Page de connexion<text:tab/>17</text:span></text:p>
      <text:p text:style-name="P18"><text:span text:style-name="T9">Schématisation page de connexion<text:tab/>18</text:span></text:p>
      <text:p text:style-name="P19"><text:span text:style-name="T9">Page ''Mot de passe oublié''<text:tab/>19</text:span></text:p>
      <text:p text:style-name="P20"><text:span text:style-name="T9">Schématisation de la page ''Mot de passe oublié''<text:tab/>20</text:span></text:p>
      <text:p text:style-name="P21"><text:span text:style-name="T9">Page de profil client<text:tab/>21</text:span></text:p>
      <text:p text:style-name="P22"><text:span text:style-name="T9">Schématisation de la page de profil client<text:tab/>22</text:span></text:p>
      <text:p text:style-name="P23"><text:span text:style-name="T9">Page des favoris<text:tab/>23</text:span></text:p>
      <text:p text:style-name="P24"><text:span text:style-name="T9">Schématisation de la page des favoris<text:tab/>24</text:span></text:p>
      <text:p text:style-name="P24"><text:span text:style-name="T9">Schématisation page des favoris : liste vide<text:tab/>25</text:span></text:p>
      <text:p text:style-name="P25"><text:span text:style-name="T9">Page ''Mes commandes''<text:tab/>26</text:span></text:p>
      <text:p text:style-name="P26"><text:span text:style-name="T9">Schématisation de la page ''Mes commandes''<text:tab/>27</text:span></text:p>
      <text:p text:style-name="P27"><text:span text:style-name="T9">Page de la Commande Id<text:tab/>28</text:span></text:p>
      <text:p text:style-name="P28"><text:span text:style-name="T9">Schématisation de la page ''LA commande (id n°)''<text:tab/>29</text:span></text:p>
      <text:p text:style-name="P29"><text:span text:style-name="T9">Page de la recharge <text:tab/>30</text:span></text:p>
      <text:p text:style-name="P30"><text:span text:style-name="T9">Schématisation de la page de la recharge<text:tab/>31</text:span></text:p>
      <text:p text:style-name="P31"><text:span text:style-name="T9">Page de modification du mot de passe<text:tab/>32</text:span></text:p>
      <text:p text:style-name="P32"><text:span text:style-name="T9">Schématisation de la page de modification du mot de passe<text:tab/>33</text:span></text:p>
      <text:p text:style-name="P33"><text:span text:style-name="T9">Page du back-office<text:tab/>34</text:span></text:p>
      <text:p text:style-name="P34"><text:span text:style-name="T9">Page d'accueil du back-office<text:tab/>34</text:span></text:p>
      <text:p text:style-name="P35"><text:span text:style-name="T9">Schématisation page d'accueil du back-office<text:tab/>35</text:span></text:p>
      <text:p text:style-name="P36"><text:span text:style-name="T9">Page client du back-office<text:tab/>36</text:span></text:p>
      <text:p text:style-name="P37"><text:span text:style-name="T9">Schématisation page client du back-office<text:tab/>37</text:span></text:p>
      <text:p text:style-name="P38"><text:span text:style-name="T9">Page de promotions du Back-office<text:tab/>38</text:span></text:p>
      <text:p text:style-name="P39"><text:span text:style-name="T9">Schématisation de la page de promotions du back-office<text:tab/>39</text:span></text:p>
      <text:p text:style-name="P40"><text:span text:style-name="T9">Page de catégorie(s) du Back-office<text:tab/>40</text:span></text:p>
      <text:p text:style-name="P41"><text:span text:style-name="T9">Schématisation de la page de catégorie(s) du back-office<text:tab/>41</text:span></text:p>
      <text:p text:style-name="P42"><text:span text:style-name="T9">Page d'article du back-office<text:tab/>42</text:span></text:p>
      <text:p text:style-name="P43"><text:span text:style-name="T9">Schématisation de la page d'article(s) (catalogue) du back-office<text:tab/>43</text:span></text:p>
      <text:p text:style-name="P44"><text:span text:style-name="T9">DICTIONNAIRE DES DONNÉES<text:tab/>44</text:span></text:p>
      <text:p text:style-name="P44"><text:span text:style-name="T9">DÉLAIS<text:tab/>45</text:span></text:p>
      <text:p text:style-name="P45"><text:span text:style-name="T10"/></text:p>
      <text:p text:style-name="P45"><text:span text:style-name="T10"/></text:p>
      <text:p text:style-name="P46"><text:span text:style-name="T11">TABLEAU DES ACTIVITÉS &amp; MODIFICATIONS</text:span></text:p>
      <text:p text:style-name="P47"><text:span text:style-name="T12"/></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49"><text:span text:style-name="T13">Auteur<text:s/></text:span><text:span text:style-name="T14"/></text:p>
          </table:table-cell>
          <table:table-cell table:style-name="TableCell010001">
            <text:p text:style-name="P49"><text:span text:style-name="T15">Date, version</text:span><text:span text:style-name="T16"/></text:p>
          </table:table-cell>
          <table:table-cell table:style-name="TableCell010002">
            <text:p text:style-name="P49"><text:span text:style-name="T17">Modification effectuée</text:span><text:span text:style-name="T18"/></text:p>
          </table:table-cell>
        </table:table-row>
        <table:table-row table:style-name="TableRow0101">
          <table:table-cell table:style-name="TableCell010100">
            <text:p text:style-name="P52"><text:span text:style-name="T18"/></text:p>
          </table:table-cell>
          <table:table-cell table:style-name="TableCell010101">
            <text:p text:style-name="P52"><text:span text:style-name="T19">Ex : 08/09/19, v0.1</text:span><text:span text:style-name="T20"/></text:p>
          </table:table-cell>
          <table:table-cell table:style-name="TableCell010102">
            <text:p text:style-name="P52"><text:span text:style-name="T20"/></text:p>
          </table:table-cell>
        </table:table-row>
        <table:table-row table:style-name="TableRow0102">
          <table:table-cell table:style-name="TableCell010200">
            <text:p text:style-name="P54"><text:span text:style-name="T20"/></text:p>
          </table:table-cell>
          <table:table-cell table:style-name="TableCell010201">
            <text:p text:style-name="P54"><text:span text:style-name="T20"/></text:p>
          </table:table-cell>
          <table:table-cell table:style-name="TableCell010202">
            <text:p text:style-name="P54"><text:span text:style-name="T20"/></text:p>
          </table:table-cell>
        </table:table-row>
        <table:table-row table:style-name="TableRow0103">
          <table:table-cell table:style-name="TableCell010300">
            <text:p text:style-name="P56"><text:span text:style-name="T20"/></text:p>
          </table:table-cell>
          <table:table-cell table:style-name="TableCell010301">
            <text:p text:style-name="P56"><text:span text:style-name="T20"/></text:p>
          </table:table-cell>
          <table:table-cell table:style-name="TableCell010302">
            <text:p text:style-name="P56"><text:span text:style-name="T20"/></text:p>
          </table:table-cell>
        </table:table-row>
      </table:table>
      <text:p text:style-name="P58"><text:span text:style-name="T20"/></text:p>
      <text:p text:style-name="P58"><text:span text:style-name="T20"/></text:p>
      <text:p text:style-name="P59"><text:span text:style-name="T21">CONTEXTE</text:span></text:p>
      <text:p text:style-name="P60"><text:span text:style-name="T22"><text:tab/>L'équipe qui a mis en place ce projet est constituée de stagiaires de l'AFPA de la formation de développement Web et Web mobile. Les membres de cette équipe sont les suivants : Stéphane Poirrier, Alexie Ligonniere, Aaron Hans, Mike Debaque et enfin Lila Boumedjeria.</text:span></text:p>
      <text:p text:style-name="P60"><text:span text:style-name="T22">Ce projet a pour but de nous permettre de mettre en pratique les enseignements que nous recevons dans la formation, et d'aider à valider cette dernière.</text:span></text:p>
      <text:p text:style-name="P61"><text:span text:style-name="T23">Préambule</text:span></text:p>
      <text:p text:style-name="P62"><text:span text:style-name="T24"/></text:p>
      <text:p text:style-name="P62"><text:span text:style-name="T24"/></text:p>
      <text:p text:style-name="P62"><text:span text:style-name="T25">Nous voulons créer un Drive là où les clients peuvent aller directement chercher leur(s) commande(s) sur place ou alors se faire livrer leur(s) commande(s).</text:span></text:p>
      <text:p text:style-name="P62"><text:span text:style-name="T26"/></text:p>
      <text:p text:style-name="P62"><text:span text:style-name="T27">Le site web sera conçu en Responsive afin de pouvoir être utilisé en tout confort sur plusieurs types d'appareils.</text:span></text:p>
      <text:p text:style-name="P62"><text:span text:style-name="T28"/></text:p>
      <text:p text:style-name="P62"><text:span text:style-name="T29">Au niveau du<text:s/></text:span><text:span text:style-name="T30">Header</text:span><text:span text:style-name="T31"><text:s/>du site, il y aura le logo sur la gauche.</text:span></text:p>
      <text:p text:style-name="P62"><text:span text:style-name="T31">Puis la barre des catégories, suivie de celle des recherches.</text:span></text:p>
      <text:p text:style-name="P62"><text:span text:style-name="T31">Nous y trouverons également le panier du client (avec le prix actuel de sa facture indiqué dessous). </text:span></text:p>
      <text:p text:style-name="P62"><text:span text:style-name="T31">Enfin, le logo de connexion/inscription sera également présent dans le Header.</text:span></text:p>
      <text:p text:style-name="P62"><text:span text:style-name="T32"/></text:p>
      <text:p text:style-name="P62"><text:span text:style-name="T33">Une fois le client connecté, une nouvelle icône située entre connexion et panier apparaît : elle a pour fonctionnalité de mener à la page de la Liste des Envies (Favoris) propre au client. </text:span></text:p>
      <text:p text:style-name="P62"><text:span text:style-name="T34"/></text:p>
      <text:p text:style-name="P62"><text:span text:style-name="T35">A noté qu'une fois connecté, le client gagne un accès aux paramètres de son compte.</text:span></text:p>
      <text:p text:style-name="P62"><text:span text:style-name="T36"/></text:p>
      <text:p text:style-name="P62"><text:span text:style-name="T36"/></text:p>
      <text:p text:style-name="P62"><text:span text:style-name="T36"/></text:p>
      <text:p text:style-name="P62"><text:span text:style-name="T36"/></text:p>
      <text:p text:style-name="P63"><text:span text:style-name="T37">Présentation du projet : contexte, objectifs et clientèle ciblée</text:span></text:p>
      <text:p text:style-name="P64"><text:span text:style-name="T38"/></text:p>
      <text:p text:style-name="P64"><text:span text:style-name="T39">« De la ferme à votre assiette »</text:span></text:p>
      <text:list text:style-name="L65">
        <text:list-item>
          <text:p text:style-name="P65"><text:span text:style-name="T40">Créer un lien direct entre producteurs et consommateurs.</text:span></text:p>
        </text:list-item>
      </text:list>
      <text:p text:style-name="P66"><text:span text:style-name="T40">Ce projet de e-commerce doit pouvoir permettre de faire son marché directement chez les producteurs de sa région. Les producteurs cherchent à mettre en avant et faire connaître leurs produits et leur savoir-faire au plus grand nombre, c'est pourquoi nous avons décidé de créer cette ''place de marché'', donc cette plate-forme de e-commerce mettant directement en relation :<text:s/></text:span><text:span text:style-name="T41">éleveurs</text:span><text:span text:style-name="T42"><text:s/>et<text:s/></text:span><text:span text:style-name="T43">producteurs</text:span><text:span text:style-name="T44"><text:s/>avec les<text:s/></text:span><text:span text:style-name="T45">consommateurs</text:span><text:span text:style-name="T46"><text:s/>qui souhaitent manger de bons produits.</text:span></text:p>
      <text:p text:style-name="P67"><text:span text:style-name="T47"/></text:p>
      <text:p text:style-name="P68"><text:span text:style-name="T47"/></text:p>
      <text:p text:style-name="P68"><text:span text:style-name="T48">Objectifs</text:span></text:p>
      <text:p text:style-name="P68"><text:span text:style-name="T49"><text:tab/></text:span><text:span text:style-name="T50">Pour le consommateur</text:span></text:p>
      <text:p text:style-name="P68"><text:span text:style-name="T51">Cela lui permet de dénicher de véritables pépites !</text:span></text:p>
      <text:p text:style-name="P68"><text:span text:style-name="T51">Offrir un accès facile à des produits de qualité.</text:span></text:p>
      <text:p text:style-name="P68"><text:span text:style-name="T51">Démontrer que bien consommer et de façon responsable c'est possible.</text:span></text:p>
      <text:p text:style-name="P68"><text:span text:style-name="T51">Apporter de la transparence et de la traçabilité.</text:span></text:p>
      <text:p text:style-name="P68"><text:span text:style-name="T51">Créer et maintenir un lien direct entre producteurs et consommateurs.</text:span></text:p>
      <text:p text:style-name="P68"><text:span text:style-name="T52"/></text:p>
      <text:p text:style-name="P68"><text:span text:style-name="T53"><text:tab/></text:span><text:span text:style-name="T54">Pour le producteur</text:span></text:p>
      <text:p text:style-name="P68"><text:span text:style-name="T55">L'aider à valoriser ses produits et son savoir faire</text:span></text:p>
      <text:p text:style-name="P68"><text:span text:style-name="T55">Promouvoir sa région et son terroir</text:span></text:p>
      <text:p text:style-name="P68"><text:span text:style-name="T55">Lui apporter une nouvelle clientèle sans limite(s) géographique(s).</text:span></text:p>
      <text:p text:style-name="P69"><text:span text:style-name="T56">OBJECTIF(S)</text:span></text:p>
      <text:p text:style-name="P70"><text:span text:style-name="T57"/></text:p>
      <text:p text:style-name="P71"><text:span text:style-name="T57"/></text:p>
      <text:p text:style-name="P72"><text:span text:style-name="T58">PAGE D'ACCUEIL</text:span></text:p>
      <text:p text:style-name="P73"><text:span text:style-name="T59"/></text:p>
      <text:p text:style-name="P74"><text:span text:style-name="T60">Au niveau du<text:s/></text:span><text:span text:style-name="T61">BODY</text:span><text:span text:style-name="T62"><text:s/>de la page d'accueil.</text:span></text:p>
      <text:p text:style-name="P74"><text:span text:style-name="T63"/></text:p>
      <text:p text:style-name="P74"><text:span text:style-name="T64">Sur le site même, le client va arriver sur la page d'accueil où il pourra s'authentifier grâce à un bouton interactif qui ouvrira une popup (/s'inscrire). Si le client n'est pas inscrit, il pourra cliquer sur le bouton &lt;&lt; s'inscrire &gt;&gt; où il obtiendra les instructions qu'il pourra suivre (est redirigé vers la section nouveau membre : formulaire).<text:s text:c="2"/>*</text:span><text:span text:style-name="T65">Voir page d'inscription. </text:span></text:p>
      <text:p text:style-name="P74"><text:span text:style-name="T66">Toujours sur la page d'accueil, le client aura accès à une barre de recherches. Sous cette barre il y aura l'affichage du carrousel des promotions sur les produits (mis en valeur par un titrage ' Promos du jour '). </text:span></text:p>
      <text:p text:style-name="P74"><text:span text:style-name="T66">Ensuite, sous le carrousel il y a une présentation de plusieurs catégories avec un affichage pour chacune d'elle.</text:span></text:p>
      <text:p text:style-name="P74"><text:span text:style-name="T67"/></text:p>
      <text:p text:style-name="P74"><text:span text:style-name="T68">Au niveau du<text:s/></text:span><text:span text:style-name="T69">FOOTER</text:span><text:span text:style-name="T70"><text:s/>de la page d'accueil.</text:span></text:p>
      <text:p text:style-name="P74"><text:span text:style-name="T70">[ … ]</text:span></text:p>
      <text:p text:style-name="P74"><text:span text:style-name="T71"/></text:p>
      <text:p text:style-name="P74"><text:span text:style-name="T71"/></text:p>
      <text:p text:style-name="P74"><text:span text:style-name="T71"/></text:p>
      <text:p text:style-name="P74"><text:span text:style-name="T71"/></text:p>
      <text:p text:style-name="P74"><text:span text:style-name="T72">*</text:span><text:span text:style-name="T73">pour l'affichage des catégories, on présentera pour chacune d'elle le meilleur article de celle-ci.</text:span></text:p>
      <text:p text:style-name="P74"><text:span text:style-name="T74"/></text:p>
      <text:p text:style-name="P75"><text:span text:style-name="T74"/></text:p>
      <text:p text:style-name="P75"><text:span text:style-name="T75">Schématisation de la page d'accueil</text:span></text:p>
      <text:p text:style-name="P76"><draw:frame text:anchor-type="as-char" svg:width="170.04mm" svg:height="234.07mm" style:rel-width="scale" style:rel-height="scale"><draw:object-ole xlink:href="OleObj1"/><draw:image xlink:href="ObjectReplacements/OleObj1"/></draw:frame><text:span text:style-name="T76"/></text:p>
      <text:p text:style-name="P76"><text:span text:style-name="T76"/></text:p>
      <text:p text:style-name="P77"><text:span text:style-name="T77">Page d'article(s)</text:span></text:p>
      <text:p text:style-name="P78"><text:span text:style-name="T78">Accessibilité : client non connecté</text:span></text:p>
      <text:p text:style-name="P78"><text:span text:style-name="T79"/></text:p>
      <text:p text:style-name="P78"><text:span text:style-name="T79"/></text:p>
      <text:p text:style-name="P78"><text:span text:style-name="T80"><text:tab/><text:tab/>En arrivant sur la page d'article, le client voit la partie principale de la page occupée par les articles (voir schéma). Les articles sont organisés en ligne, et chaque article est séparé des autres par des bordures fermées encadrant ses informations essentielles : une image illustrant le produit concerné dans la partie supérieure du cadre ; et dans la partie inférieure du cadre, une indication du prix ainsi qu'un bouton en forme de chariot.<text:s/></text:span><text:span text:style-name="T81">Ce bouton a comme fonctionnalité</text:span><text:span text:style-name="T82"><text:s/>de permettre d'ajouter le produit au panier du client, avec les produits précédemment sélectionnés. Pour plus de détails, voir 'page du panier'.</text:span></text:p>
      <text:p text:style-name="P78"><text:span text:style-name="T82">Juste sur la partie supérieure de l'affichage des articles, il y a un petit bandeau avec un logo du rayon sélectionné. C'est un rappel du rayon sélectionné, et c'est aussi là pour épurer la page.</text:span></text:p>
      <text:p text:style-name="P78"><text:span text:style-name="T83"/></text:p>
      <text:p text:style-name="P78"><text:span text:style-name="T84">Ensuite, il y a sur la partie gauche de la page un déroulé avec des filtres pour<text:s/></text:span><text:span text:style-name="T85">Affiner</text:span><text:span text:style-name="T86"><text:s/>les produits affichés actuellement à l'écran. Donc, c'est<text:s/></text:span><text:span text:style-name="T87">une fonctionnalité</text:span><text:span text:style-name="T88"><text:s/>qui permet au client de cibler plus précisément ses besoins à l'aide de chaque coche (</text:span><text:span text:style-name="T89">checkboxes</text:span><text:span text:style-name="T90">) devant laquelle se trouve un mot-clé.<text:s text:c="3"/>Plusieurs coches peuvent être sélectionnées, elles seront prises en compte par accumulation. Toutes les coches sont organisées par catégories de filtrage (Préférences alimentaires, Labels qualité).<text:s text:c="2"/>Il y a une coche hors catégorie, située tout au-dessus, qui permet d'afficher les produits sous promotion.</text:span></text:p>
      <text:p text:style-name="P78"><text:span text:style-name="T91"/></text:p>
      <text:p text:style-name="P78"><text:span text:style-name="T91"/></text:p>
      <text:p text:style-name="P78"><text:span text:style-name="T92">Pour rappel, le rayon (qui conditionne les articles affichés) est sélectionné depuis le Header. </text:span></text:p>
      <text:p text:style-name="P79"><text:span text:style-name="T93">Schématisation page d'article(s)</text:span></text:p>
      <text:p text:style-name="P80"><text:span text:style-name="T94"/></text:p>
      <text:p text:style-name="P80"><draw:frame text:anchor-type="as-char" svg:width="207.61mm" svg:height="191.38mm" style:rel-width="scale" style:rel-height="scale"><draw:object-ole xlink:href="OleObj2"/><draw:image xlink:href="ObjectReplacements/OleObj2"/></draw:frame><text:span text:style-name="T94"/></text:p>
      <text:p text:style-name="P81"><text:span text:style-name="T95">Page du panier </text:span></text:p>
      <text:p text:style-name="P82"><text:span text:style-name="T96"/></text:p>
      <text:p text:style-name="P82"><text:span text:style-name="T97"><text:tab/>Sur la page du panier, l'entête (Header) est présent avec les mêmes fonctionnalités que sur les autres pages (Rayon, Recherche, …). </text:span></text:p>
      <text:p text:style-name="P82"><text:span text:style-name="T97">Sur la gauche dans le corps de la page, on trouve un titre « Panier » et sous celui-ci, un ou plusieurs articles avec une image pour illustrer chacun d'eux. C'est ceux qui ont été ajoutés au panier jusqu'ici par le client. Il y a un champ avec le nombre d'articles actuellement sélectionnés, avec un bouton « + » et « - » pour respectivement ajouter ou retirer 1 unité d'article. Il y a enfin un bouton en forme de c</text:span><text:span text:style-name="T98">œur pour ajouter le produit aux favoris, et qui devient rouge une fois que c'est fait (pour ne pas ajouter deux fois le m</text:span><text:span text:style-name="T99">ême produit en favori).</text:span></text:p>
      <text:p text:style-name="P82"><text:span text:style-name="T99">Sur la droite toujours dans le corps de page, il y a un récapitulatif avec le nombre total d'articles, la réduction éventuelle et le prix total ainsi qu'un bouton permettant de valider son panier. Ce bouton<text:s text:c="2"/>mène vers la page de paiement. Sous ce récapitulatif, on trouve un champ pour entrer un code promo.</text:span></text:p>
      <text:p text:style-name="P82"><text:span text:style-name="T100"/></text:p>
      <text:p text:style-name="P83"><text:span text:style-name="T101">Schématisation page du panier</text:span></text:p>
      <text:p text:style-name="P84"><draw:frame text:anchor-type="as-char" svg:width="208.84mm" svg:height="189.79mm" style:rel-width="scale" style:rel-height="scale"><draw:object-ole xlink:href="OleObj3"/><draw:image xlink:href="ObjectReplacements/OleObj3"/></draw:frame><text:span text:style-name="T102"/></text:p>
      <text:p text:style-name="P85"><text:span text:style-name="T103">Page de paiement</text:span></text:p>
      <text:p text:style-name="P86"><text:span text:style-name="T104"/></text:p>
      <text:p text:style-name="P86"><text:span text:style-name="T105"><text:tab/>Sur cette page, il y a un titre 'Paiement' pour rappeler au client où il se trouve. </text:span></text:p>
      <text:p text:style-name="P86"><text:span text:style-name="T105">Dans le corps de page, on trouve un encadré qui rappelle l'adresse de facturation. Juste dessous, se présente un autre encadré qui rappelle le Solde Actuel et la devise (€ généralement).</text:span></text:p>
      <text:p text:style-name="P86"><text:span text:style-name="T105">Plus loin, on trouve également un encadré ''Montant à régler'' qui rappelle la facture totale à payer. </text:span></text:p>
      <text:p text:style-name="P86"><text:span text:style-name="T105">S'ensuit un champ permettant à l'utilisateur de sélectionner un créneau de récupération de sa commande. Ces créneaux se présentent par tranche(s) de deux heures, par exemple 14h-16h. </text:span></text:p>
      <text:p text:style-name="P86"><text:span text:style-name="T105">Enfin, sur la partie basse de la page (/bas de page), le bouton ''VALIDER'' permet d'achever le paiement (note : à condition que la solde soit suffisante sur son compte). Un petit sous-texte avec une astériske indique qu'il s'agit d'un paiement sécurisé.</text:span></text:p>
      <text:p text:style-name="P86"><text:span text:style-name="T106"/></text:p>
      <text:p text:style-name="P87"><text:span text:style-name="T107">Schématisation page de paiement</text:span></text:p>
      <text:p text:style-name="P88"><text:span text:style-name="T108"/></text:p>
      <text:p text:style-name="P88"><draw:frame text:anchor-type="as-char" svg:width="207.43mm" svg:height="182.74mm" style:rel-width="scale" style:rel-height="scale"><draw:object-ole xlink:href="OleObj4"/><draw:image xlink:href="ObjectReplacements/OleObj4"/></draw:frame><text:span text:style-name="T108"/></text:p>
      <text:p text:style-name="P89"><text:span text:style-name="T109">Page d'inscription</text:span></text:p>
      <text:p text:style-name="P90"><text:span text:style-name="T110">Accessibilité : client non connecté</text:span></text:p>
      <text:p text:style-name="P90"><text:span text:style-name="T111"/></text:p>
      <text:p text:style-name="P90"><text:span text:style-name="T112"><text:tab/>Le client arrive sur une page formulaire avec de multiples champs à rentrer pour pouvoir mener à bien son inscription. Tous les champs sont obligatoires et doivent être remplies. </text:span></text:p>
      <text:p text:style-name="P90"><text:span text:style-name="T112">Sur la partie supérieure de la page, il y a deux premiers champs. Un champ Nom et un champ Prénom à remplir. A la droite du champ Nom on peux sélectionner le sexe. Dessous, il y a une légende ''Date de naissance'' suivi d'un champ de type ''DD/MM/AAAA'' (jour, mois, année). </text:span></text:p>
      <text:p text:style-name="P90"><text:span text:style-name="T112">S'ensuit deux champs, le premier ''Mot de passe'' permet à l'utilisateur d'écrire son mot de passe ; un protocole l'oblige à avoir à minima &lt; une majuscule ET un chiffre ET un caractère spécial &gt;.<text:s text:c="2"/>Le second champ est un champ de vérification : le mot de passe doit être entré à nouveau et être identique à la donnée entrée dans le champ ''Mot de passe''. En cas de non-correspondance, les deux champs ont un encadré rouge.</text:span></text:p>
      <text:p text:style-name="P90"><text:span text:style-name="T113"/></text:p>
      <text:p text:style-name="P90"><text:span text:style-name="T114">Dessous, on trouve trois champ au niveau de l'adresse. Le premier, situé au-dessus des deux autres, est là pour entrer les informations essentielles non-contenues dans les deux autres champs, qui sont ''Code Postal'' (qui n'accepte que des chiffres) et ''Ville''.</text:span></text:p>
      <text:p text:style-name="P90"><text:span text:style-name="T114">Ensuite, situé vers la fin du formulaire on trouve le champ ''Téléphone'' où ne pourra être entré que des chiffres. </text:span></text:p>
      <text:p text:style-name="P90"><text:span text:style-name="T114">Pour finir, le bouton ''ENVOYER'' permet de finaliser l'inscription. Il ne fonctionne que si les champs obligatoires ont été remplies. </text:span></text:p>
      <text:p text:style-name="P90"><text:span text:style-name="T115"/></text:p>
      <text:p text:style-name="P91"><text:span text:style-name="T116">Schématisation page d'inscription</text:span></text:p>
      <text:p text:style-name="P92"><text:span text:style-name="T117"/></text:p>
      <text:p text:style-name="P92"><draw:frame text:anchor-type="as-char" svg:width="207.43mm" svg:height="185.38mm" style:rel-width="scale" style:rel-height="scale"><draw:object-ole xlink:href="OleObj5"/><draw:image xlink:href="ObjectReplacements/OleObj5"/></draw:frame><text:span text:style-name="T117"/></text:p>
      <text:p text:style-name="P93"><text:span text:style-name="T118">Page de connexion</text:span></text:p>
      <text:p text:style-name="P94"><text:span text:style-name="T119"/></text:p>
      <text:p text:style-name="P94"><text:span text:style-name="T120">Accessibilité : client non connecté</text:span></text:p>
      <text:p text:style-name="P94"><text:span text:style-name="T121"/></text:p>
      <text:p text:style-name="P94"><text:span text:style-name="T122">C'est un pop-over (/light window) qui s'affiche quand on clic sur le bouton profil. Dans cette fenêtre, l'utilisateur est accueillie par un titre « Je me connecte » dans la partie supérieure. Ensuite, il y a juste-dessous un champ adresse e-mail où il peut entrer son e-mail, suivi dessous d'un champ mot-de-passe où ce qui est écrit est masqué sous forme d’astérisques mais peut être affiché avec un bouton ''Voir''.</text:span></text:p>
      <text:p text:style-name="P94"><text:span text:style-name="T122">Puis sous les champs, il y a un bouton ''Je me connecte !'' qui permet au client de finaliser la connexion. Il y a dessous une 'checkbox' avec comme légende ''Se souvenir de moi'', une fonctionnalité qui permet au client d'être automatiquement connecté s'il le souhaite lorsqu'il vient sur le site. En cas d'oubli, il y a également un lien ''Mot de passe oublié'' qui mène vers une page qui permettra au client de récupérer ses données de connexion (avec vérification, cf. page de Mot de passe oublié). </text:span></text:p>
      <text:p text:style-name="P94"><text:span text:style-name="T122">Pour finir, il y a dans la partie inférieure une petite légende « Vous n'avez pas de compte ? » avec un bouton ''Créer mon compte'' qui renvoie vers la page d'inscription.</text:span></text:p>
      <text:p text:style-name="P94"><text:span text:style-name="T123"/></text:p>
      <text:p text:style-name="P95"><text:span text:style-name="T124">Schématisation page de connexion</text:span></text:p>
      <text:p text:style-name="P96"><text:span text:style-name="T125"/></text:p>
      <text:p text:style-name="P96"><draw:frame text:anchor-type="as-char" svg:width="207.43mm" svg:height="194.38mm" style:rel-width="scale" style:rel-height="scale"><draw:object-ole xlink:href="OleObj6"/><draw:image xlink:href="ObjectReplacements/OleObj6"/></draw:frame><text:span text:style-name="T125"/></text:p>
      <text:p text:style-name="P97"><text:span text:style-name="T126">Page ''Mot de passe oublié''</text:span></text:p>
      <text:p text:style-name="P98"><text:span text:style-name="T127"/></text:p>
      <text:p text:style-name="P98"><text:span text:style-name="T128"><text:tab/>Sur cette page, l'utilisateur est face à un encadré qui commence par le rassurer avec un message : ''Pas de panique on s'occupe de tout''. S'ensuit juste-dessous les instructions pour la procédure de renouvellement du mot-de-passe : ''Renseigner votre e-mail pour renouveler votre mot-de-passe''. </text:span></text:p>
      <text:p text:style-name="P98"><text:span text:style-name="T128">Ensuite, il y a un champ de formulaire qui permet tout simplement à l'utilisateur d'entrer son adresse e-mail afin de recevoir un mail disposant d'un hyperlien. Pour se faire, une fois le champ rempli il lui suffit de cliquer sur le bouton juste-dessous, ''Envoyer''. Au cas où, juste sur la droite est situé un bouton ''Annuler'' qui renvoie à une page précédente (l'Accueil par exemple).</text:span></text:p>
      <text:p text:style-name="P98"><text:span text:style-name="T128">L'hyperlien de l'e-mail reçu sur sa messagerie le mène vers la page ''Modification du mot-de-passe'', et permet en outre de vérifier qu'il s'agit bien du bon utilisateur et non d'une personne malveillante. </text:span></text:p>
      <text:p text:style-name="P98"><text:span text:style-name="T129"/></text:p>
      <text:p text:style-name="P99"><text:span text:style-name="T130">Schématisation de la page ''Mot de passe oublié''</text:span></text:p>
      <text:p text:style-name="P100"><text:span text:style-name="T131"/></text:p>
      <text:p text:style-name="P100"><draw:frame text:anchor-type="as-char" svg:width="207.43mm" svg:height="158.22mm" style:rel-width="scale" style:rel-height="scale"><draw:object-ole xlink:href="OleObj7"/><draw:image xlink:href="ObjectReplacements/OleObj7"/></draw:frame><text:span text:style-name="T131"/></text:p>
      <text:p text:style-name="P101"><text:span text:style-name="T132">Page de profil client</text:span></text:p>
      <text:p text:style-name="P102"><text:span text:style-name="T133">Accessibilité : client connecté</text:span></text:p>
      <text:p text:style-name="P102"><text:span text:style-name="T133"><text:tab/>Lorsque le client arrive sur cette page, il a accès en plus du Header (et de ses fonctionnalités) à une barre de navigation latérale verticale lui permettant d'accéder à différentes pages qui lui sont destinées : ''Mon compte'', ''Mes commandes'', ''Mon solde''. </text:span></text:p>
      <text:p text:style-name="P102"><text:span text:style-name="T133">Dans le corps principal de cette page, sous un titre ''Mes infos personnelles'', le client a la possibilité grâce à un formulaire de modifier les informations sur sa personne. Une sélection à choix unique lui permet d'abord de sélectionner son genre (Monsieur ou Madame, choix unique). </text:span></text:p>
      <text:p text:style-name="P102"><text:span text:style-name="T133">Ensuite, deux champs l'un au dessus de l'autre permettent respectivement de modifier Prénom et Nom. Le champ suivant permet au client de modifier son numéro de téléphone, ainsi que son email dans un autre champ.</text:span></text:p>
      <text:p text:style-name="P102"><text:span text:style-name="T133">Pour finir, les trois champs suivants sont concernés les uns par rapport aux autres : un champ adresse, un champ code postal et enfin un champ ville. </text:span></text:p>
      <text:p text:style-name="P102"><text:span text:style-name="T134">A noter que ces champs seront pré-remplies avec les données enregistrées par le client lors de son inscription.</text:span></text:p>
      <text:p text:style-name="P102"><text:span text:style-name="T135">En bas de page (attention, pas le Footer!), il y a un bouton ''CONFIRMER'' pour enregistrer les modifications apportées et envoyer les données à la Base de Données.</text:span></text:p>
      <text:p text:style-name="P102"><text:span text:style-name="T136"/></text:p>
      <text:p text:style-name="P102"><text:span text:style-name="T136"/></text:p>
      <text:p text:style-name="P103"><text:span text:style-name="T137">Schématisation de la page de profil client</text:span></text:p>
      <text:p text:style-name="P104"><text:span text:style-name="T138"/></text:p>
      <text:p text:style-name="P104"><draw:frame text:anchor-type="as-char" svg:width="208.84mm" svg:height="180.45mm" style:rel-width="scale" style:rel-height="scale"><draw:object-ole xlink:href="OleObj8"/><draw:image xlink:href="ObjectReplacements/OleObj8"/></draw:frame><text:span text:style-name="T138"/></text:p>
      <text:p text:style-name="P105"><text:span text:style-name="T139">Page des favoris</text:span></text:p>
      <text:p text:style-name="P106"><text:span text:style-name="T140">Accessibilité : client connecté</text:span></text:p>
      <text:p text:style-name="P106"><text:span text:style-name="T140"><text:tab/>Pour y accéder, on rappelle que le client peut cliquer sur un bouton en forme de c</text:span><text:span text:style-name="T141">œur situ</text:span><text:span text:style-name="T142">é dans le Header pour afficher un pop-over. Celui-ci affiche les articles placés en favoris juste sous un sous-titre ''Mes listes''.</text:span></text:p>
      <text:p text:style-name="P106"><text:span text:style-name="T142">Ces articles en favoris sont illustrés par l'image de l'article, et un petit bouton en forme de c</text:span><text:span text:style-name="T143">œur dans le coin sup</text:span><text:span text:style-name="T144">érieur droit qui permet en un clic de le retirer des favoris. Quand nombre de favoris sont présents (ceux-ci étant montrés les uns aux côtés des autres, sur plusieurs lignes), le client peut dérouler l'intérieur du pop-over à l'aide d'une barre de défilement verticale située sur la droite. </text:span></text:p>
      <text:p text:style-name="P106"><text:span text:style-name="T144">Enfin, comme dernière fonctionnalité un clic sur un favori précis amène directement aux détails de cet article.</text:span></text:p>
      <text:p text:style-name="P106"><text:span text:style-name="T144">*</text:span><text:span text:style-name="T145">si c'est vide, le pop-over affiche (Liste vide), et si le client n'est pas connecté il ajoute une note à ce sujet ainsi qu'un bouton de connexion.</text:span></text:p>
      <text:p text:style-name="P107"><text:span text:style-name="T146">Schématisation de la page des favoris</text:span></text:p>
      <text:p text:style-name="P108"><text:span text:style-name="T147"/></text:p>
      <text:p text:style-name="P108"><draw:frame text:anchor-type="as-char" svg:width="207.43mm" svg:height="185.74mm" style:rel-width="scale" style:rel-height="scale"><draw:object-ole xlink:href="OleObj9"/><draw:image xlink:href="ObjectReplacements/OleObj9"/></draw:frame><text:span text:style-name="T147"/></text:p>
      <text:p text:style-name="P109"><text:span text:style-name="T148">Schématisation page des favoris : liste vide</text:span></text:p>
      <text:p text:style-name="P110"><text:span text:style-name="T149"/></text:p>
      <text:p text:style-name="P110"><draw:frame text:anchor-type="as-char" svg:width="207.43mm" svg:height="167.75mm" style:rel-width="scale" style:rel-height="scale"><draw:object-ole xlink:href="OleObj10"/><draw:image xlink:href="ObjectReplacements/OleObj10"/></draw:frame><text:span text:style-name="T149"/></text:p>
      <text:p text:style-name="P110"><text:span text:style-name="T149"/></text:p>
      <text:p text:style-name="P111"><text:span text:style-name="T150">Page ''Mes commandes''</text:span></text:p>
      <text:p text:style-name="P112"><text:span text:style-name="T151"><text:tab/>Accessibilité : client connecté</text:span></text:p>
      <text:p text:style-name="P112"><text:span text:style-name="T151"><text:tab/>Sur cette page spécifique au client, celui-ci voit s'afficher à l'écran un tableau (sous le titre ''Mes commandes'' en partie supérieure de la page) contenant des données sur toutes ses<text:s text:c="2"/>commandes. Décrivons ce tableau plus en détail.</text:span></text:p>
      <text:p text:style-name="P112"><text:span text:style-name="T151">La première colonne « Commandes » présente l'identifiant de la commande ; cet identifiant est lui-même un hyperlien qui mène vers une page spécifique à la dite-commande. Cette page est détaillée plus loin (cf. page Commande Id).</text:span></text:p>
      <text:p text:style-name="P112"><text:span text:style-name="T151">La seconde colonne « Date » présente comme son nom l'indique la date où la commande a été validée.</text:span></text:p>
      <text:p text:style-name="P112"><text:span text:style-name="T151">La troisième colonne « Montant » indique la dépense totale que le client a effectuée en rapport à cette commande.</text:span></text:p>
      <text:p text:style-name="P112"><text:span text:style-name="T151">Enfin, la quatrième colonne « Statut » indique si la commande est prête ou non, puis si elle a été récupérée (</text:span><text:span text:style-name="T152">la gestion des problèmes, par exemple si le client ne la récupère pas, se fait en Interne</text:span><text:span text:style-name="T153">).</text:span></text:p>
      <text:p text:style-name="P113"><text:span text:style-name="T154">Schématisation de la page ''Mes commandes''</text:span></text:p>
      <text:p text:style-name="P114"><draw:frame text:anchor-type="as-char" svg:width="210.08mm" svg:height="176.57mm" style:rel-width="scale" style:rel-height="scale"><draw:object-ole xlink:href="OleObj11"/><draw:image xlink:href="ObjectReplacements/OleObj11"/></draw:frame><text:span text:style-name="T155"/></text:p>
      <text:p text:style-name="P115"><text:span text:style-name="T156">Page de la Commande Id</text:span></text:p>
      <text:p text:style-name="P116"><text:span text:style-name="T157"><text:tab/>Accessibilité : client connecté</text:span></text:p>
      <text:p text:style-name="P116"><text:span text:style-name="T158"/></text:p>
      <text:p text:style-name="P116"><text:span text:style-name="T159"><text:tab/>Sur cette page (qui est, pour rappel, spécifique à une commande effectuée), le client voit s'afficher à l'écran un tableau qui a pour titre ''N° de commande'' ; c'est à dire l'ID de la commande dite.</text:span></text:p>
      <text:p text:style-name="P116"><text:span text:style-name="T159">Il y a trois colonnes pour détailler la commande.</text:span></text:p>
      <text:p text:style-name="P116"><text:span text:style-name="T159">La première colonne « Nom de l'article » présente l'appellation de l'article. La seconde colonne juste sur la droite, « Quantité », indique le nombre d'éléments achetés ce qui évite l'apparition de doublons dans le tableau. Enfin, la dernière colonne « Prix » indique la dépense occasionnée par cet article (ou le total dans le cas de plusieurs éléments d'un même type d'article). </text:span></text:p>
      <text:p text:style-name="P117"><text:span text:style-name="T160">Schématisation de la page ''LA commande (id n°)''</text:span></text:p>
      <text:p text:style-name="P118"><draw:frame text:anchor-type="as-char" svg:width="207.43mm" svg:height="182.74mm" style:rel-width="scale" style:rel-height="scale"><draw:object-ole xlink:href="OleObj12"/><draw:image xlink:href="ObjectReplacements/OleObj12"/></draw:frame><text:span text:style-name="T161"/></text:p>
      <text:p text:style-name="P119"><text:span text:style-name="T162">Page de la recharge </text:span></text:p>
      <text:p text:style-name="P120"><text:span text:style-name="T163"/></text:p>
      <text:p text:style-name="P120"><text:span text:style-name="T164"><text:tab/>Sur cette page, dans un encadré intitulé ''De quel montant voulez-vous créditer votre compte ?'', le client a accès à une fonctionnalité lui permettant de recharger le solde de son compte. Pour se faire, il peut sélectionner un pré-montant à cocher parmi 5€, 10€, 15€, 25€, 50€.</text:span></text:p>
      <text:p text:style-name="P120"><text:span text:style-name="T164"><text:s/>Il a également accès à un sixième choix qui permet d'entrer un montant personnalisé dans un formulaire.</text:span></text:p>
      <text:p text:style-name="P120"><text:span text:style-name="T164">Enfin un bouton dans la partie inférieure de l'encadré, intitulé ''Valider'', permet de confirmer la recharge sélectionné et d'y procéder. </text:span></text:p>
      <text:p text:style-name="P121"><text:span text:style-name="T165">Schématisation de la page de la recharge</text:span></text:p>
      <text:p text:style-name="P122"><text:span text:style-name="T166"/></text:p>
      <text:p text:style-name="P122"><draw:frame text:anchor-type="as-char" svg:width="208.84mm" svg:height="184.68mm" style:rel-width="scale" style:rel-height="scale"><draw:object-ole xlink:href="OleObj13"/><draw:image xlink:href="ObjectReplacements/OleObj13"/></draw:frame><text:span text:style-name="T166"/></text:p>
      <text:p text:style-name="P123"><text:span text:style-name="T167">Page de modification du mot de passe</text:span></text:p>
      <text:p text:style-name="P124"><text:span text:style-name="T168"><text:tab/></text:span></text:p>
      <text:p text:style-name="P124"><text:span text:style-name="T168"><text:tab/>Sur cette page, un encadré intitulé ''Modifier mot-de-passe : '' présente un formulaire à trois champs à destination du client pour procéder à la modification des données d'accès à son compte. Le premier champ, juste sous un intitulé ''Ancien mot-de-passe'', demande à ce que le client entre son ancien mot-de-passe (étape nécessaire pour valider à la fin du formulaire). </text:span></text:p>
      <text:p text:style-name="P124"><text:span text:style-name="T168">Le second champ sous un intitulé ''Nouveau mot de passe : '' demande à l'utilisateur d'entrer le mot-de-passe qu'il s'est choisi tout en respectant certaines normes de sécurité (1 majuscule, 1 chiffre). </text:span></text:p>
      <text:p text:style-name="P124"><text:span text:style-name="T168">Le troisième champ sous un intitulé ''Confirmer nouveau mot-de-passe : '' demande à avoir une valeur entrée identique au champ précédent. Autrement dit, il s'agit d'une confirmation du nouveau mot-de-passe afin d'éviter toute(s) erreur(s) de la part de l'utilisateur. Si ces champs ne correspondent pas, le formulaire ne pourra pas être validé : ils s'afficheront en rouge, et une petite légende ''</text:span><text:span text:style-name="T169">correspondance inexacte</text:span><text:span text:style-name="T170">'' apparaîtra. Elle restera tant qu'ils ne seront pas identiques.</text:span></text:p>
      <text:p text:style-name="P124"><text:span text:style-name="T171"/></text:p>
      <text:p text:style-name="P124"><text:span text:style-name="T172">Enfin, à la fin d'encadré, le bouton ''VALIDER'' permet de confirmer le formulaire, d'envoyer les données de connexion et de les mettre à jour pour l'utilisateur.</text:span></text:p>
      <text:p text:style-name="P125"><text:span text:style-name="T173">Schématisation de la page de modification du mot de passe</text:span></text:p>
      <text:p text:style-name="P126"><text:span text:style-name="T174"/></text:p>
      <text:p text:style-name="P126"><draw:frame text:anchor-type="as-char" svg:width="207.61mm" svg:height="185.03mm" style:rel-width="scale" style:rel-height="scale"><draw:object-ole xlink:href="OleObj14"/><draw:image xlink:href="ObjectReplacements/OleObj14"/></draw:frame><text:span text:style-name="T174"/></text:p>
      <text:p text:style-name="P127"><text:span text:style-name="T175">Page du back-office</text:span></text:p>
      <text:p text:style-name="P127"><text:span text:style-name="T176">Page d'accueil du back-office</text:span></text:p>
      <text:p text:style-name="P128"><text:span text:style-name="T177">Accessibilité : utilisateur connecté avec habilitation</text:span></text:p>
      <text:p text:style-name="P129"><text:span text:style-name="T177">L’utilisateur est accueilli par un message ''Bonjour monsieur, madame, […]'' (ajout de contenu ?). Il lui est indiqué qu'il peut accéder à différentes options depuis un menu situé sur la gauche : s'y trouve un<text:s/></text:span><text:span text:style-name="T178">menu de navigation</text:span><text:span text:style-name="T179"><text:s/>avec trois liens disponibles sous forme de boutons.</text:span></text:p>
      <text:p text:style-name="P129"><text:span text:style-name="T180"/></text:p>
      <text:p text:style-name="P129"><text:span text:style-name="T181">Dans ce menu, ces trois liens sont :</text:span></text:p>
      <text:list text:style-name="L130">
        <text:list-item>
          <text:p text:style-name="P130"><text:span text:style-name="T181">Il y a ''Clients'' en premier lieu qui permet d'accéder à la page de gestion des clients.</text:span></text:p>
        </text:list-item>
        <text:list-item>
          <text:p text:style-name="P130"><text:span text:style-name="T181">Dessous, il y a ''Catalogue'' qui mène à la page de gestion du catalogue qui permet d'ajouter ou modifier des produits, et d'ajouter ou modifier des catégories. </text:span></text:p>
        </text:list-item>
        <text:list-item>
          <text:p text:style-name="P130"><text:span text:style-name="T181">Il y a enfin ''Promotions'' qui permet d'accéder à la gestion de l'historique des promotions, et de l'ajout de futurs promotions (ainsi que leur modification).</text:span></text:p>
        </text:list-item>
      </text:list>
      <text:p text:style-name="P131"><text:span text:style-name="T182"/></text:p>
      <text:p text:style-name="P131"><text:span text:style-name="T182"/></text:p>
      <text:p text:style-name="P131"><text:span text:style-name="T182"/></text:p>
      <text:p text:style-name="P131"><text:span text:style-name="T182"/></text:p>
      <text:p text:style-name="P131"><text:span text:style-name="T182"/></text:p>
      <text:p text:style-name="P131"><text:span text:style-name="T182"/></text:p>
      <text:p text:style-name="P132"><text:span text:style-name="T183">Schématisation page d'accueil du back-office</text:span></text:p>
      <text:p text:style-name="P133"><text:span text:style-name="T184"/></text:p>
      <text:p text:style-name="P134"><draw:frame text:anchor-type="as-char" svg:width="207.26mm" svg:height="170.39mm" style:rel-width="scale" style:rel-height="scale"><draw:object-ole xlink:href="OleObj15"/><draw:image xlink:href="ObjectReplacements/OleObj15"/></draw:frame><text:span text:style-name="T184"/></text:p>
      <text:p text:style-name="P135"><text:span text:style-name="T185">Page client du back-office</text:span></text:p>
      <text:p text:style-name="P136"><text:span text:style-name="T186"/></text:p>
      <text:p text:style-name="P136"><text:span text:style-name="T187">Accessibilité : utilisateur connecté avec habilitation</text:span></text:p>
      <text:p text:style-name="P136"><text:span text:style-name="T188"/></text:p>
      <text:p text:style-name="P136"><text:span text:style-name="T189">L’utilisateur peut rechercher un client par son identifiant ou son nom/prénom en utilisant le champ de recherche situé dans la partie supérieure de la page. Il y a aussi le bouton « Rechercher », et les résultats de la recherche sont alors affichés dans un tableau situé sous le champ de recherche(s) . </text:span></text:p>
      <text:p text:style-name="P136"><text:span text:style-name="T190"/></text:p>
      <text:p text:style-name="P136"><text:span text:style-name="T191">Ensuite l'utilisateur peut alors cliquer sur le nom du client désiré. Une fois qu'un client est sélectionné, un second tableau s’affiche en dessous de celui du résultat de la recherche. L’utilisateur peut alors visionner/ajouter/modifier les informations du client.</text:span></text:p>
      <text:p text:style-name="P136"><text:span text:style-name="T192"/></text:p>
      <text:p text:style-name="P136"><text:span text:style-name="T192"/></text:p>
      <text:p text:style-name="P137"><text:span text:style-name="T193">Schématisation page client du back-office</text:span></text:p>
      <text:p text:style-name="P138"><text:span text:style-name="T194"/></text:p>
      <text:p text:style-name="P139"><draw:frame text:anchor-type="as-char" svg:width="207.79mm" svg:height="183.80mm" style:rel-width="scale" style:rel-height="scale"><draw:object-ole xlink:href="OleObj16"/><draw:image xlink:href="ObjectReplacements/OleObj16"/></draw:frame><text:span text:style-name="T194"/></text:p>
      <text:p text:style-name="P140"><text:span text:style-name="T195">Page de promotions du Back-office</text:span></text:p>
      <text:p text:style-name="P141"><text:span text:style-name="T196">Pré-requis : utilisateur habilité authentifié</text:span></text:p>
      <text:p text:style-name="P141"><text:span text:style-name="T197"/></text:p>
      <text:p text:style-name="P141"><text:span text:style-name="T198">Lorsque l’utilisateur clique sur «Promotions» il est mené vers une page qui lui donne la possibilité de rechercher les différentes promotions, il peut alors sélectionner une promotion pour ensuite pouvoir la modifier / supprimer, il peut également ajouter de nouvelles promotions.</text:span></text:p>
      <text:p text:style-name="P142"><text:span text:style-name="T199">Schématisation de la page de promotions du back-office</text:span></text:p>
      <text:p text:style-name="P143"><text:span text:style-name="T200"/></text:p>
      <text:p text:style-name="P143"><draw:frame text:anchor-type="as-char" svg:width="208.84mm" svg:height="178.86mm" style:rel-width="scale" style:rel-height="scale"><draw:object-ole xlink:href="OleObj17"/><draw:image xlink:href="ObjectReplacements/OleObj17"/></draw:frame><text:span text:style-name="T200"/></text:p>
      <text:p text:style-name="P144"><text:span text:style-name="T201">Page de catégorie(s) du Back-office</text:span></text:p>
      <text:p text:style-name="P145"><text:span text:style-name="T202"/></text:p>
      <text:p text:style-name="P146"><text:span text:style-name="T203">Pré-requis : utilisateur habilité authentifié</text:span></text:p>
      <text:p text:style-name="P146"><text:span text:style-name="T204"/></text:p>
      <text:p text:style-name="P146"><text:span text:style-name="T205">Lorsque l’utilisateur clique sur « Catalogue » un menu déroulant s’affiche avec 2 options, « Catégorie » et « Articles », lorsqu’il clique sur « Catégorie » il est mené vers une page qui lui donne la possibilité de rechercher les différentes catégories d’articles, il peut alors sélectionner une catégorie pour ensuite pouvoir la modifier / supprimer, il peut également ajouter de nouvelles catégories.</text:span></text:p>
      <text:p text:style-name="P147"><text:span text:style-name="T206">Schématisation de la page de catégorie(s) du back-office</text:span></text:p>
      <text:p text:style-name="P148"><text:span text:style-name="T207"/></text:p>
      <text:p text:style-name="P148"><draw:frame text:anchor-type="as-char" svg:width="208.84mm" svg:height="183.09mm" style:rel-width="scale" style:rel-height="scale"><draw:object-ole xlink:href="OleObj18"/><draw:image xlink:href="ObjectReplacements/OleObj18"/></draw:frame><text:span text:style-name="T207"/></text:p>
      <text:p text:style-name="P148"><text:span text:style-name="T207"/></text:p>
      <text:p text:style-name="P149"><text:span text:style-name="T208">Page d'article du back-office</text:span></text:p>
      <text:p text:style-name="P150"><text:span text:style-name="T209">Pré-requis : utilisateur habilité authentifié</text:span></text:p>
      <text:p text:style-name="P150"><text:span text:style-name="T210"/></text:p>
      <text:p text:style-name="P150"><text:span text:style-name="T211">Lorsque l’utilisateur clique sur « Catalogue » un menu déroulant s’affiche avec 2 options, « Catégorie » et « Articles », lorsqu’il clique sur «Articles» il est mené vers une page qui lui donne la possibilité de rechercher les différents articles, il peut alors sélectionner un article pour ensuite pouvoir le modifier / supprimer, il peut également ajouter de nouveaux articles.</text:span></text:p>
      <text:p text:style-name="P151"><text:span text:style-name="T212">Schématisation de la page d'article(s) (catalogue) du back-office</text:span></text:p>
      <text:p text:style-name="P152"><draw:frame text:anchor-type="as-char" svg:width="208.84mm" svg:height="201.97mm" style:rel-width="scale" style:rel-height="scale"><draw:object-ole xlink:href="OleObj19"/><draw:image xlink:href="ObjectReplacements/OleObj19"/></draw:frame><text:span text:style-name="T213"/></text:p>
      <text:p text:style-name="P153"><text:span text:style-name="T214">DICTIONNAIRE DES DONNÉES</text:span></text:p>
      <text:p text:style-name="P154"><text:span text:style-name="T215">Ce tableau va présenter toutes les données de la Base de Données de notre site.</text:span></text:p>
      <text:p text:style-name="P154"><text:span text:style-name="T216"/></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row table:style-name="TableRow0200">
          <table:table-cell table:style-name="TableCell020000">
            <text:p text:style-name="P156"><text:span text:style-name="T217">Code</text:span><text:span text:style-name="T218"/></text:p>
          </table:table-cell>
          <table:table-cell table:style-name="TableCell020001">
            <text:p text:style-name="P156"><text:span text:style-name="T219">Désignation</text:span><text:span text:style-name="T220"/></text:p>
          </table:table-cell>
          <table:table-cell table:style-name="TableCell020002">
            <text:p text:style-name="P156"><text:span text:style-name="T221">Type</text:span><text:span text:style-name="T222"/></text:p>
          </table:table-cell>
          <table:table-cell table:style-name="TableCell020003">
            <text:p text:style-name="P156"><text:span text:style-name="T223">Taille</text:span><text:span text:style-name="T224"/></text:p>
          </table:table-cell>
          <table:table-cell table:style-name="TableCell020004">
            <text:p text:style-name="P156"><text:span text:style-name="T225">Null</text:span><text:span text:style-name="T226"/></text:p>
          </table:table-cell>
        </table:table-row>
        <table:table-row table:style-name="TableRow0201">
          <table:table-cell table:style-name="TableCell020100">
            <text:p text:style-name="P159"><text:span text:style-name="T227">Id_client</text:span><text:span text:style-name="T228"/></text:p>
          </table:table-cell>
          <table:table-cell table:style-name="TableCell020101">
            <text:p text:style-name="P159"><text:span text:style-name="T229">Id client</text:span><text:span text:style-name="T230"/></text:p>
          </table:table-cell>
          <table:table-cell table:style-name="TableCell020102">
            <text:p text:style-name="P159"><text:span text:style-name="T231">꜠</text:span><text:span text:style-name="T232">A</text:span><text:span text:style-name="T233">uto-inc</text:span><text:span text:style-name="T234"/></text:p>
          </table:table-cell>
          <table:table-cell table:style-name="TableCell020103">
            <text:p text:style-name="P159"><text:span text:style-name="T234"/></text:p>
          </table:table-cell>
          <table:table-cell table:style-name="TableCell020104">
            <text:p text:style-name="P159"><text:span text:style-name="T234"/></text:p>
          </table:table-cell>
        </table:table-row>
        <table:table-row table:style-name="TableRow0202">
          <table:table-cell table:style-name="TableCell020200">
            <text:p text:style-name="P161"><text:span text:style-name="T235">Nom_client</text:span><text:span text:style-name="T236"/></text:p>
          </table:table-cell>
          <table:table-cell table:style-name="TableCell020201">
            <text:p text:style-name="P161"><text:span text:style-name="T237">Nom du client</text:span><text:span text:style-name="T238"/></text:p>
          </table:table-cell>
          <table:table-cell table:style-name="TableCell020202">
            <text:p text:style-name="P161"><text:span text:style-name="T239">VarChar</text:span><text:span text:style-name="T240"/></text:p>
          </table:table-cell>
          <table:table-cell table:style-name="TableCell020203">
            <text:p text:style-name="P161"><text:span text:style-name="T241">50</text:span><text:span text:style-name="T242"/></text:p>
          </table:table-cell>
          <table:table-cell table:style-name="TableCell020204">
            <text:p text:style-name="P161"><text:span text:style-name="T242"/></text:p>
          </table:table-cell>
        </table:table-row>
        <table:table-row table:style-name="TableRow0203">
          <table:table-cell table:style-name="TableCell020300">
            <text:p text:style-name="P163"><text:span text:style-name="T243">Prenom_client</text:span><text:span text:style-name="T244"/></text:p>
          </table:table-cell>
          <table:table-cell table:style-name="TableCell020301">
            <text:p text:style-name="P163"><text:span text:style-name="T245">Prénom du client</text:span><text:span text:style-name="T246"/></text:p>
          </table:table-cell>
          <table:table-cell table:style-name="TableCell020302">
            <text:p text:style-name="P163"><text:span text:style-name="T247">VarChar</text:span><text:span text:style-name="T248"/></text:p>
          </table:table-cell>
          <table:table-cell table:style-name="TableCell020303">
            <text:p text:style-name="P163"><text:span text:style-name="T249">30</text:span><text:span text:style-name="T250"/></text:p>
          </table:table-cell>
          <table:table-cell table:style-name="TableCell020304">
            <text:p text:style-name="P163"><text:span text:style-name="T250"/></text:p>
          </table:table-cell>
        </table:table-row>
        <table:table-row table:style-name="TableRow0204">
          <table:table-cell table:style-name="TableCell020400">
            <text:p text:style-name="P165"><text:span text:style-name="T251">Rue_client</text:span><text:span text:style-name="T252"/></text:p>
          </table:table-cell>
          <table:table-cell table:style-name="TableCell020401">
            <text:p text:style-name="P165"><text:span text:style-name="T253">Rue où habite le client</text:span><text:span text:style-name="T254"/></text:p>
          </table:table-cell>
          <table:table-cell table:style-name="TableCell020402">
            <text:p text:style-name="P165"><text:span text:style-name="T255">VarChar</text:span><text:span text:style-name="T256"/></text:p>
          </table:table-cell>
          <table:table-cell table:style-name="TableCell020403">
            <text:p text:style-name="P165"><text:span text:style-name="T257">30</text:span><text:span text:style-name="T258"/></text:p>
          </table:table-cell>
          <table:table-cell table:style-name="TableCell020404">
            <text:p text:style-name="P165"><text:span text:style-name="T258"/></text:p>
          </table:table-cell>
        </table:table-row>
        <table:table-row table:style-name="TableRow0205">
          <table:table-cell table:style-name="TableCell020500">
            <text:p text:style-name="P167"><text:span text:style-name="T259">Cp_client</text:span><text:span text:style-name="T260"/></text:p>
          </table:table-cell>
          <table:table-cell table:style-name="TableCell020501">
            <text:p text:style-name="P167"><text:span text:style-name="T261">Code postal du client</text:span><text:span text:style-name="T262"/></text:p>
          </table:table-cell>
          <table:table-cell table:style-name="TableCell020502">
            <text:p text:style-name="P167"><text:span text:style-name="T263">VarChar</text:span><text:span text:style-name="T264"/></text:p>
          </table:table-cell>
          <table:table-cell table:style-name="TableCell020503">
            <text:p text:style-name="P167"><text:span text:style-name="T265">10</text:span><text:span text:style-name="T266"/></text:p>
          </table:table-cell>
          <table:table-cell table:style-name="TableCell020504">
            <text:p text:style-name="P167"><text:span text:style-name="T266"/></text:p>
          </table:table-cell>
        </table:table-row>
        <table:table-row table:style-name="TableRow0206">
          <table:table-cell table:style-name="TableCell020600">
            <text:p text:style-name="P169"><text:span text:style-name="T267">Ville_client</text:span><text:span text:style-name="T268"/></text:p>
          </table:table-cell>
          <table:table-cell table:style-name="TableCell020601">
            <text:p text:style-name="P169"><text:span text:style-name="T269">Ville du client</text:span><text:span text:style-name="T270"/></text:p>
          </table:table-cell>
          <table:table-cell table:style-name="TableCell020602">
            <text:p text:style-name="P169"><text:span text:style-name="T271">VarChar</text:span><text:span text:style-name="T272"/></text:p>
          </table:table-cell>
          <table:table-cell table:style-name="TableCell020603">
            <text:p text:style-name="P169"><text:span text:style-name="T273">30</text:span><text:span text:style-name="T274"/></text:p>
          </table:table-cell>
          <table:table-cell table:style-name="TableCell020604">
            <text:p text:style-name="P169"><text:span text:style-name="T274"/></text:p>
          </table:table-cell>
        </table:table-row>
        <table:table-row table:style-name="TableRow0207">
          <table:table-cell table:style-name="TableCell020700">
            <text:p text:style-name="P171"><text:span text:style-name="T275">Tel_client</text:span><text:span text:style-name="T276"/></text:p>
          </table:table-cell>
          <table:table-cell table:style-name="TableCell020701">
            <text:p text:style-name="P171"><text:span text:style-name="T277">N° de téléphone fixe du client</text:span><text:span text:style-name="T278"/></text:p>
          </table:table-cell>
          <table:table-cell table:style-name="TableCell020702">
            <text:p text:style-name="P171"><text:span text:style-name="T279">Num</text:span><text:span text:style-name="T280"/></text:p>
          </table:table-cell>
          <table:table-cell table:style-name="TableCell020703">
            <text:p text:style-name="P171"><text:span text:style-name="T281">10</text:span><text:span text:style-name="T282"/></text:p>
          </table:table-cell>
          <table:table-cell table:style-name="TableCell020704">
            <text:p text:style-name="P171"><text:span text:style-name="T282"/></text:p>
          </table:table-cell>
        </table:table-row>
        <table:table-row table:style-name="TableRow0208">
          <table:table-cell table:style-name="TableCell020800">
            <text:p text:style-name="P173"><text:span text:style-name="T283">Tel_port_client</text:span><text:span text:style-name="T284"/></text:p>
          </table:table-cell>
          <table:table-cell table:style-name="TableCell020801">
            <text:p text:style-name="P173"><text:span text:style-name="T285">N° de téléphone portable du client</text:span><text:span text:style-name="T286"/></text:p>
          </table:table-cell>
          <table:table-cell table:style-name="TableCell020802">
            <text:p text:style-name="P173"><text:span text:style-name="T287">Numérique</text:span><text:span text:style-name="T288"/></text:p>
          </table:table-cell>
          <table:table-cell table:style-name="TableCell020803">
            <text:p text:style-name="P173"><text:span text:style-name="T289">10</text:span><text:span text:style-name="T290"/></text:p>
          </table:table-cell>
          <table:table-cell table:style-name="TableCell020804">
            <text:p text:style-name="P173"><text:span text:style-name="T290"/></text:p>
          </table:table-cell>
        </table:table-row>
        <table:table-row table:style-name="TableRow0209">
          <table:table-cell table:style-name="TableCell020900">
            <text:p text:style-name="P175"><text:span text:style-name="T291">Email_client</text:span><text:span text:style-name="T292"/></text:p>
          </table:table-cell>
          <table:table-cell table:style-name="TableCell020901">
            <text:p text:style-name="P175"><text:span text:style-name="T293">Adresse e-mail d'un inscrit</text:span><text:span text:style-name="T294"/></text:p>
          </table:table-cell>
          <table:table-cell table:style-name="TableCell020902">
            <text:p text:style-name="P175"><text:span text:style-name="T295">VarChar</text:span><text:span text:style-name="T296"/></text:p>
          </table:table-cell>
          <table:table-cell table:style-name="TableCell020903">
            <text:p text:style-name="P175"><text:span text:style-name="T297">30</text:span><text:span text:style-name="T298"/></text:p>
          </table:table-cell>
          <table:table-cell table:style-name="TableCell020904">
            <text:p text:style-name="P175"><text:span text:style-name="T298"/></text:p>
          </table:table-cell>
        </table:table-row>
        <table:table-row table:style-name="TableRow0210">
          <table:table-cell table:style-name="TableCell021000">
            <text:p text:style-name="P177"><text:span text:style-name="T299">Date_naissance</text:span></text:p>
            <text:p text:style-name="P177"><text:span text:style-name="T299">_client</text:span><text:span text:style-name="T300"/></text:p>
          </table:table-cell>
          <table:table-cell table:style-name="TableCell021001">
            <text:p text:style-name="P177"><text:span text:style-name="T301">Date de naissance d'un inscrit</text:span><text:span text:style-name="T302"/></text:p>
          </table:table-cell>
          <table:table-cell table:style-name="TableCell021002">
            <text:p text:style-name="P177"><text:span text:style-name="T303">Date</text:span><text:span text:style-name="T304"/></text:p>
          </table:table-cell>
          <table:table-cell table:style-name="TableCell021003">
            <text:p text:style-name="P177"><text:span text:style-name="T305">10</text:span><text:span text:style-name="T306"/></text:p>
          </table:table-cell>
          <table:table-cell table:style-name="TableCell021004">
            <text:p text:style-name="P177"><text:span text:style-name="T306"/></text:p>
          </table:table-cell>
        </table:table-row>
        <table:table-row table:style-name="TableRow0211">
          <table:table-cell table:style-name="TableCell021100">
            <text:p text:style-name="P179"><text:span text:style-name="T307">Solde_client</text:span><text:span text:style-name="T308"/></text:p>
          </table:table-cell>
          <table:table-cell table:style-name="TableCell021101">
            <text:p text:style-name="P179"><text:span text:style-name="T309">Recharge bancaire du client</text:span><text:span text:style-name="T310"/></text:p>
          </table:table-cell>
          <table:table-cell table:style-name="TableCell021102">
            <text:p text:style-name="P179"><text:span text:style-name="T311">Float</text:span><text:span text:style-name="T312"/></text:p>
          </table:table-cell>
          <table:table-cell table:style-name="TableCell021103">
            <text:p text:style-name="P179"><text:span text:style-name="T312"/></text:p>
          </table:table-cell>
          <table:table-cell table:style-name="TableCell021104">
            <text:p text:style-name="P179"><text:span text:style-name="T312"/></text:p>
          </table:table-cell>
        </table:table-row>
        <table:table-row table:style-name="TableRow0212">
          <table:table-cell table:style-name="TableCell021200">
            <text:p text:style-name="P181"><text:span text:style-name="T313">Id_article</text:span><text:span text:style-name="T314"/></text:p>
          </table:table-cell>
          <table:table-cell table:style-name="TableCell021201">
            <text:p text:style-name="P181"><text:span text:style-name="T315">Id d'un article</text:span><text:span text:style-name="T316"/></text:p>
          </table:table-cell>
          <table:table-cell table:style-name="TableCell021202">
            <text:p text:style-name="P181"><text:span text:style-name="T317">Auto-inc</text:span><text:span text:style-name="T318"/></text:p>
          </table:table-cell>
          <table:table-cell table:style-name="TableCell021203">
            <text:p text:style-name="P181"><text:span text:style-name="T318"/></text:p>
          </table:table-cell>
          <table:table-cell table:style-name="TableCell021204">
            <text:p text:style-name="P181"><text:span text:style-name="T318"/></text:p>
          </table:table-cell>
        </table:table-row>
        <table:table-row table:style-name="TableRow0213">
          <table:table-cell table:style-name="TableCell021300">
            <text:p text:style-name="P183"><text:span text:style-name="T319">Nom_article</text:span><text:span text:style-name="T320"/></text:p>
          </table:table-cell>
          <table:table-cell table:style-name="TableCell021301">
            <text:p text:style-name="P183"><text:span text:style-name="T321">Nom de l'article</text:span><text:span text:style-name="T322"/></text:p>
          </table:table-cell>
          <table:table-cell table:style-name="TableCell021302">
            <text:p text:style-name="P183"><text:span text:style-name="T323">VarChar</text:span><text:span text:style-name="T324"/></text:p>
          </table:table-cell>
          <table:table-cell table:style-name="TableCell021303">
            <text:p text:style-name="P183"><text:span text:style-name="T325">50</text:span><text:span text:style-name="T326"/></text:p>
          </table:table-cell>
          <table:table-cell table:style-name="TableCell021304">
            <text:p text:style-name="P183"><text:span text:style-name="T326"/></text:p>
          </table:table-cell>
        </table:table-row>
        <table:table-row table:style-name="TableRow0214">
          <table:table-cell table:style-name="TableCell021400">
            <text:p text:style-name="P185"><text:span text:style-name="T327">Desc_article</text:span><text:span text:style-name="T328"/></text:p>
          </table:table-cell>
          <table:table-cell table:style-name="TableCell021401">
            <text:p text:style-name="P185"><text:span text:style-name="T329">Description de l'article</text:span><text:span text:style-name="T330"/></text:p>
          </table:table-cell>
          <table:table-cell table:style-name="TableCell021402">
            <text:p text:style-name="P185"><text:span text:style-name="T331">VarChar</text:span><text:span text:style-name="T332"/></text:p>
          </table:table-cell>
          <table:table-cell table:style-name="TableCell021403">
            <text:p text:style-name="P185"><text:span text:style-name="T333">250</text:span><text:span text:style-name="T334"/></text:p>
          </table:table-cell>
          <table:table-cell table:style-name="TableCell021404">
            <text:p text:style-name="P185"><text:span text:style-name="T334"/></text:p>
          </table:table-cell>
        </table:table-row>
        <table:table-row table:style-name="TableRow0215">
          <table:table-cell table:style-name="TableCell021500">
            <text:p text:style-name="P187"><text:span text:style-name="T335">Prix_ht_article</text:span><text:span text:style-name="T336"/></text:p>
          </table:table-cell>
          <table:table-cell table:style-name="TableCell021501">
            <text:p text:style-name="P187"><text:span text:style-name="T337">Prix Hors Taxes de l'article</text:span><text:span text:style-name="T338"/></text:p>
          </table:table-cell>
          <table:table-cell table:style-name="TableCell021502">
            <text:p text:style-name="P187"><text:span text:style-name="T339">Float</text:span><text:span text:style-name="T340"/></text:p>
          </table:table-cell>
          <table:table-cell table:style-name="TableCell021503">
            <text:p text:style-name="P187"><text:span text:style-name="T340"/></text:p>
          </table:table-cell>
          <table:table-cell table:style-name="TableCell021504">
            <text:p text:style-name="P187"><text:span text:style-name="T340"/></text:p>
          </table:table-cell>
        </table:table-row>
        <table:table-row table:style-name="TableRow0216">
          <table:table-cell table:style-name="TableCell021600">
            <text:p text:style-name="P189"><text:span text:style-name="T341">Stock_article</text:span><text:span text:style-name="T342"/></text:p>
          </table:table-cell>
          <table:table-cell table:style-name="TableCell021601">
            <text:p text:style-name="P189"><text:span text:style-name="T343">Le stock de cet article</text:span><text:span text:style-name="T344"/></text:p>
          </table:table-cell>
          <table:table-cell table:style-name="TableCell021602">
            <text:p text:style-name="P189"><text:span text:style-name="T345">Num</text:span><text:span text:style-name="T346"/></text:p>
          </table:table-cell>
          <table:table-cell table:style-name="TableCell021603">
            <text:p text:style-name="P189"><text:span text:style-name="T347">10</text:span><text:span text:style-name="T348"/></text:p>
          </table:table-cell>
          <table:table-cell table:style-name="TableCell021604">
            <text:p text:style-name="P189"><text:span text:style-name="T348"/></text:p>
          </table:table-cell>
        </table:table-row>
        <table:table-row table:style-name="TableRow0217">
          <table:table-cell table:style-name="TableCell021700">
            <text:p text:style-name="P191"><text:span text:style-name="T349">Date_entree</text:span><text:span text:style-name="T350"/></text:p>
          </table:table-cell>
          <table:table-cell table:style-name="TableCell021701">
            <text:p text:style-name="P191"><text:span text:style-name="T351">Date d'arrivée de l'article</text:span><text:span text:style-name="T352"/></text:p>
          </table:table-cell>
          <table:table-cell table:style-name="TableCell021702">
            <text:p text:style-name="P191"><text:span text:style-name="T353">Date</text:span><text:span text:style-name="T354"/></text:p>
          </table:table-cell>
          <table:table-cell table:style-name="TableCell021703">
            <text:p text:style-name="P191"><text:span text:style-name="T355">10</text:span><text:span text:style-name="T356"/></text:p>
          </table:table-cell>
          <table:table-cell table:style-name="TableCell021704">
            <text:p text:style-name="P191"><text:span text:style-name="T356"/></text:p>
          </table:table-cell>
        </table:table-row>
        <table:table-row table:style-name="TableRow0218">
          <table:table-cell table:style-name="TableCell021800">
            <text:p text:style-name="P193"><text:span text:style-name="T357">Date_sortie</text:span><text:span text:style-name="T358"/></text:p>
          </table:table-cell>
          <table:table-cell table:style-name="TableCell021801">
            <text:p text:style-name="P193"><text:span text:style-name="T359">Date de sortie de l'article</text:span><text:span text:style-name="T360"/></text:p>
          </table:table-cell>
          <table:table-cell table:style-name="TableCell021802">
            <text:p text:style-name="P193"><text:span text:style-name="T361">Date</text:span><text:span text:style-name="T362"/></text:p>
          </table:table-cell>
          <table:table-cell table:style-name="TableCell021803">
            <text:p text:style-name="P193"><text:span text:style-name="T363">10</text:span><text:span text:style-name="T364"/></text:p>
          </table:table-cell>
          <table:table-cell table:style-name="TableCell021804">
            <text:p text:style-name="P193"><text:span text:style-name="T364"/></text:p>
          </table:table-cell>
        </table:table-row>
        <table:table-row table:style-name="TableRow0219">
          <table:table-cell table:style-name="TableCell021900">
            <text:p text:style-name="P195"><text:span text:style-name="T365">Id_fournisseur</text:span><text:span text:style-name="T366"/></text:p>
          </table:table-cell>
          <table:table-cell table:style-name="TableCell021901">
            <text:p text:style-name="P195"><text:span text:style-name="T367">Id du fournisseur</text:span><text:span text:style-name="T368"/></text:p>
          </table:table-cell>
          <table:table-cell table:style-name="TableCell021902">
            <text:p text:style-name="P195"><text:span text:style-name="T369">Auto-inc</text:span><text:span text:style-name="T370"/></text:p>
          </table:table-cell>
          <table:table-cell table:style-name="TableCell021903">
            <text:p text:style-name="P195"><text:span text:style-name="T370"/></text:p>
          </table:table-cell>
          <table:table-cell table:style-name="TableCell021904">
            <text:p text:style-name="P195"><text:span text:style-name="T370"/></text:p>
          </table:table-cell>
        </table:table-row>
        <table:table-row table:style-name="TableRow0220">
          <table:table-cell table:style-name="TableCell022000">
            <text:p text:style-name="P197"><text:span text:style-name="T371">Nom_fournisseur</text:span><text:span text:style-name="T372"/></text:p>
          </table:table-cell>
          <table:table-cell table:style-name="TableCell022001">
            <text:p text:style-name="P197"><text:span text:style-name="T373">Nom du fournisseur</text:span><text:span text:style-name="T374"/></text:p>
          </table:table-cell>
          <table:table-cell table:style-name="TableCell022002">
            <text:p text:style-name="P197"><text:span text:style-name="T375">VarChar</text:span><text:span text:style-name="T376"/></text:p>
          </table:table-cell>
          <table:table-cell table:style-name="TableCell022003">
            <text:p text:style-name="P197"><text:span text:style-name="T377">50</text:span><text:span text:style-name="T378"/></text:p>
          </table:table-cell>
          <table:table-cell table:style-name="TableCell022004">
            <text:p text:style-name="P197"><text:span text:style-name="T378"/></text:p>
          </table:table-cell>
        </table:table-row>
        <table:table-row table:style-name="TableRow0221">
          <table:table-cell table:style-name="TableCell022100">
            <text:p text:style-name="P199"><text:span text:style-name="T379">Prénom_fournisseur</text:span><text:span text:style-name="T380"/></text:p>
          </table:table-cell>
          <table:table-cell table:style-name="TableCell022101">
            <text:p text:style-name="P199"><text:span text:style-name="T381">Prénom du fournisseur</text:span><text:span text:style-name="T382"/></text:p>
          </table:table-cell>
          <table:table-cell table:style-name="TableCell022102">
            <text:p text:style-name="P199"><text:span text:style-name="T383">VarChar</text:span><text:span text:style-name="T384"/></text:p>
          </table:table-cell>
          <table:table-cell table:style-name="TableCell022103">
            <text:p text:style-name="P199"><text:span text:style-name="T385">30</text:span><text:span text:style-name="T386"/></text:p>
          </table:table-cell>
          <table:table-cell table:style-name="TableCell022104">
            <text:p text:style-name="P199"><text:span text:style-name="T386"/></text:p>
          </table:table-cell>
        </table:table-row>
        <table:table-row table:style-name="TableRow0222">
          <table:table-cell table:style-name="TableCell022200">
            <text:p text:style-name="P201"><text:span text:style-name="T387">Rue_fournisseur</text:span><text:span text:style-name="T388"/></text:p>
          </table:table-cell>
          <table:table-cell table:style-name="TableCell022201">
            <text:p text:style-name="P201"><text:span text:style-name="T389">Rue du fournisseur</text:span><text:span text:style-name="T390"/></text:p>
          </table:table-cell>
          <table:table-cell table:style-name="TableCell022202">
            <text:p text:style-name="P201"><text:span text:style-name="T391">VarChar</text:span><text:span text:style-name="T392"/></text:p>
          </table:table-cell>
          <table:table-cell table:style-name="TableCell022203">
            <text:p text:style-name="P201"><text:span text:style-name="T393">30</text:span><text:span text:style-name="T394"/></text:p>
          </table:table-cell>
          <table:table-cell table:style-name="TableCell022204">
            <text:p text:style-name="P201"><text:span text:style-name="T394"/></text:p>
          </table:table-cell>
        </table:table-row>
        <table:table-row table:style-name="TableRow0223">
          <table:table-cell table:style-name="TableCell022300">
            <text:p text:style-name="P203"><text:span text:style-name="T395">CP_fournisseur</text:span><text:span text:style-name="T396"/></text:p>
          </table:table-cell>
          <table:table-cell table:style-name="TableCell022301">
            <text:p text:style-name="P203"><text:span text:style-name="T397">Code postal du fournisseur</text:span><text:span text:style-name="T398"/></text:p>
          </table:table-cell>
          <table:table-cell table:style-name="TableCell022302">
            <text:p text:style-name="P203"><text:span text:style-name="T399">VarChar</text:span><text:span text:style-name="T400"/></text:p>
          </table:table-cell>
          <table:table-cell table:style-name="TableCell022303">
            <text:p text:style-name="P203"><text:span text:style-name="T401">10</text:span><text:span text:style-name="T402"/></text:p>
          </table:table-cell>
          <table:table-cell table:style-name="TableCell022304">
            <text:p text:style-name="P203"><text:span text:style-name="T402"/></text:p>
          </table:table-cell>
        </table:table-row>
        <table:table-row table:style-name="TableRow0224">
          <table:table-cell table:style-name="TableCell022400">
            <text:p text:style-name="P205"><text:span text:style-name="T403">Ville_fournisseur</text:span><text:span text:style-name="T404"/></text:p>
          </table:table-cell>
          <table:table-cell table:style-name="TableCell022401">
            <text:p text:style-name="P205"><text:span text:style-name="T405">Ville fournisseur</text:span><text:span text:style-name="T406"/></text:p>
          </table:table-cell>
          <table:table-cell table:style-name="TableCell022402">
            <text:p text:style-name="P205"><text:span text:style-name="T407">VarChar</text:span><text:span text:style-name="T408"/></text:p>
          </table:table-cell>
          <table:table-cell table:style-name="TableCell022403">
            <text:p text:style-name="P205"><text:span text:style-name="T409">30</text:span><text:span text:style-name="T410"/></text:p>
          </table:table-cell>
          <table:table-cell table:style-name="TableCell022404">
            <text:p text:style-name="P205"><text:span text:style-name="T410"/></text:p>
          </table:table-cell>
        </table:table-row>
        <table:table-row table:style-name="TableRow0225">
          <table:table-cell table:style-name="TableCell022500">
            <text:p text:style-name="P207"><text:span text:style-name="T411">Tel_fournisseur</text:span><text:span text:style-name="T412"/></text:p>
          </table:table-cell>
          <table:table-cell table:style-name="TableCell022501">
            <text:p text:style-name="P207"><text:span text:style-name="T413">Téléphone du fournisseur</text:span><text:span text:style-name="T414"/></text:p>
          </table:table-cell>
          <table:table-cell table:style-name="TableCell022502">
            <text:p text:style-name="P207"><text:span text:style-name="T415">Num</text:span><text:span text:style-name="T416"/></text:p>
          </table:table-cell>
          <table:table-cell table:style-name="TableCell022503">
            <text:p text:style-name="P207"><text:span text:style-name="T417">10</text:span><text:span text:style-name="T418"/></text:p>
          </table:table-cell>
          <table:table-cell table:style-name="TableCell022504">
            <text:p text:style-name="P207"><text:span text:style-name="T418"/></text:p>
          </table:table-cell>
        </table:table-row>
        <table:table-row table:style-name="TableRow0226">
          <table:table-cell table:style-name="TableCell022600">
            <text:p text:style-name="P209"><text:span text:style-name="T419">Tel_port</text:span></text:p>
            <text:p text:style-name="P209"><text:span text:style-name="T419">_fournisseur</text:span><text:span text:style-name="T420"/></text:p>
          </table:table-cell>
          <table:table-cell table:style-name="TableCell022601">
            <text:p text:style-name="P209"><text:span text:style-name="T421">Portable du fournisseur</text:span><text:span text:style-name="T422"/></text:p>
          </table:table-cell>
          <table:table-cell table:style-name="TableCell022602">
            <text:p text:style-name="P209"><text:span text:style-name="T423">Num</text:span><text:span text:style-name="T424"/></text:p>
          </table:table-cell>
          <table:table-cell table:style-name="TableCell022603">
            <text:p text:style-name="P209"><text:span text:style-name="T425">10</text:span><text:span text:style-name="T426"/></text:p>
          </table:table-cell>
          <table:table-cell table:style-name="TableCell022604">
            <text:p text:style-name="P209"><text:span text:style-name="T426"/></text:p>
          </table:table-cell>
        </table:table-row>
        <table:table-row table:style-name="TableRow0227">
          <table:table-cell table:style-name="TableCell022700">
            <text:p text:style-name="P211"><text:span text:style-name="T427">email_fournisseur</text:span><text:span text:style-name="T428"/></text:p>
          </table:table-cell>
          <table:table-cell table:style-name="TableCell022701">
            <text:p text:style-name="P211"><text:span text:style-name="T429">Email du fournisseur</text:span><text:span text:style-name="T430"/></text:p>
          </table:table-cell>
          <table:table-cell table:style-name="TableCell022702">
            <text:p text:style-name="P211"><text:span text:style-name="T431">VarChar</text:span><text:span text:style-name="T432"/></text:p>
          </table:table-cell>
          <table:table-cell table:style-name="TableCell022703">
            <text:p text:style-name="P211"><text:span text:style-name="T433">30</text:span><text:span text:style-name="T434"/></text:p>
          </table:table-cell>
          <table:table-cell table:style-name="TableCell022704">
            <text:p text:style-name="P211"><text:span text:style-name="T434"/></text:p>
          </table:table-cell>
        </table:table-row>
        <table:table-row table:style-name="TableRow0228">
          <table:table-cell table:style-name="TableCell022800">
            <text:p text:style-name="P213"><text:span text:style-name="T435">Id_promotion</text:span><text:span text:style-name="T436"/></text:p>
          </table:table-cell>
          <table:table-cell table:style-name="TableCell022801">
            <text:p text:style-name="P213"><text:span text:style-name="T437">Id de la promotion</text:span><text:span text:style-name="T438"/></text:p>
          </table:table-cell>
          <table:table-cell table:style-name="TableCell022802">
            <text:p text:style-name="P213"><text:span text:style-name="T439">Auto-inc</text:span><text:span text:style-name="T440"/></text:p>
          </table:table-cell>
          <table:table-cell table:style-name="TableCell022803">
            <text:p text:style-name="P213"><text:span text:style-name="T440"/></text:p>
          </table:table-cell>
          <table:table-cell table:style-name="TableCell022804">
            <text:p text:style-name="P213"><text:span text:style-name="T440"/></text:p>
          </table:table-cell>
        </table:table-row>
        <table:table-row table:style-name="TableRow0229">
          <table:table-cell table:style-name="TableCell022900">
            <text:p text:style-name="P215"><text:span text:style-name="T441">Code_promotion</text:span><text:span text:style-name="T442"/></text:p>
          </table:table-cell>
          <table:table-cell table:style-name="TableCell022901">
            <text:p text:style-name="P215"><text:span text:style-name="T443">Code de la promotion</text:span><text:span text:style-name="T444"/></text:p>
          </table:table-cell>
          <table:table-cell table:style-name="TableCell022902">
            <text:p text:style-name="P215"><text:span text:style-name="T445">Num</text:span><text:span text:style-name="T446"/></text:p>
          </table:table-cell>
          <table:table-cell table:style-name="TableCell022903">
            <text:p text:style-name="P215"><text:span text:style-name="T447">10</text:span><text:span text:style-name="T448"/></text:p>
          </table:table-cell>
          <table:table-cell table:style-name="TableCell022904">
            <text:p text:style-name="P215"><text:span text:style-name="T448"/></text:p>
          </table:table-cell>
        </table:table-row>
        <table:table-row table:style-name="TableRow0230">
          <table:table-cell table:style-name="TableCell023000">
            <text:p text:style-name="P217"><text:span text:style-name="T449">Date_debut</text:span></text:p>
            <text:p text:style-name="P217"><text:span text:style-name="T449">_promotion</text:span><text:span text:style-name="T450"/></text:p>
          </table:table-cell>
          <table:table-cell table:style-name="TableCell023001">
            <text:p text:style-name="P217"><text:span text:style-name="T451">Date de début de la promotion</text:span><text:span text:style-name="T452"/></text:p>
          </table:table-cell>
          <table:table-cell table:style-name="TableCell023002">
            <text:p text:style-name="P217"><text:span text:style-name="T453">Date</text:span><text:span text:style-name="T454"/></text:p>
          </table:table-cell>
          <table:table-cell table:style-name="TableCell023003">
            <text:p text:style-name="P217"><text:span text:style-name="T455">10</text:span><text:span text:style-name="T456"/></text:p>
          </table:table-cell>
          <table:table-cell table:style-name="TableCell023004">
            <text:p text:style-name="P217"><text:span text:style-name="T456"/></text:p>
          </table:table-cell>
        </table:table-row>
        <table:table-row table:style-name="TableRow0231">
          <table:table-cell table:style-name="TableCell023100">
            <text:p text:style-name="P219"><text:span text:style-name="T457">Date_fin</text:span></text:p>
            <text:p text:style-name="P219"><text:span text:style-name="T457">_promotion</text:span><text:span text:style-name="T458"/></text:p>
          </table:table-cell>
          <table:table-cell table:style-name="TableCell023101">
            <text:p text:style-name="P219"><text:span text:style-name="T459">Date de fin de la promotion</text:span><text:span text:style-name="T460"/></text:p>
          </table:table-cell>
          <table:table-cell table:style-name="TableCell023102">
            <text:p text:style-name="P219"><text:span text:style-name="T461">Date</text:span><text:span text:style-name="T462"/></text:p>
          </table:table-cell>
          <table:table-cell table:style-name="TableCell023103">
            <text:p text:style-name="P219"><text:span text:style-name="T463">10</text:span><text:span text:style-name="T464"/></text:p>
          </table:table-cell>
          <table:table-cell table:style-name="TableCell023104">
            <text:p text:style-name="P219"><text:span text:style-name="T464"/></text:p>
          </table:table-cell>
        </table:table-row>
        <table:table-row table:style-name="TableRow0232">
          <table:table-cell table:style-name="TableCell023200">
            <text:p text:style-name="P221"><text:span text:style-name="T465">Id_categorie</text:span><text:span text:style-name="T466"/></text:p>
          </table:table-cell>
          <table:table-cell table:style-name="TableCell023201">
            <text:p text:style-name="P221"><text:span text:style-name="T467">Id de la catégorie</text:span><text:span text:style-name="T468"/></text:p>
          </table:table-cell>
          <table:table-cell table:style-name="TableCell023202">
            <text:p text:style-name="P221"><text:span text:style-name="T469">Auto-inc</text:span><text:span text:style-name="T470"/></text:p>
          </table:table-cell>
          <table:table-cell table:style-name="TableCell023203">
            <text:p text:style-name="P221"><text:span text:style-name="T470"/></text:p>
          </table:table-cell>
          <table:table-cell table:style-name="TableCell023204">
            <text:p text:style-name="P221"><text:span text:style-name="T470"/></text:p>
          </table:table-cell>
        </table:table-row>
        <table:table-row table:style-name="TableRow0233">
          <table:table-cell table:style-name="TableCell023300">
            <text:p text:style-name="P223"><text:span text:style-name="T471">Type_categorie</text:span><text:span text:style-name="T472"/></text:p>
          </table:table-cell>
          <table:table-cell table:style-name="TableCell023301">
            <text:p text:style-name="P223"><text:span text:style-name="T473">Type de la catégorie</text:span><text:span text:style-name="T474"/></text:p>
          </table:table-cell>
          <table:table-cell table:style-name="TableCell023302">
            <text:p text:style-name="P223"><text:span text:style-name="T475">VarChar</text:span><text:span text:style-name="T476"/></text:p>
          </table:table-cell>
          <table:table-cell table:style-name="TableCell023303">
            <text:p text:style-name="P223"><text:span text:style-name="T477">30</text:span><text:span text:style-name="T478"/></text:p>
          </table:table-cell>
          <table:table-cell table:style-name="TableCell023304">
            <text:p text:style-name="P223"><text:span text:style-name="T478"/></text:p>
          </table:table-cell>
        </table:table-row>
        <table:table-row table:style-name="TableRow0234">
          <table:table-cell table:style-name="TableCell023400">
            <text:p text:style-name="P225"><text:span text:style-name="T479">Id_commande</text:span><text:span text:style-name="T480"/></text:p>
          </table:table-cell>
          <table:table-cell table:style-name="TableCell023401">
            <text:p text:style-name="P225"><text:span text:style-name="T481">Id de la commande</text:span><text:span text:style-name="T482"/></text:p>
          </table:table-cell>
          <table:table-cell table:style-name="TableCell023402">
            <text:p text:style-name="P225"><text:span text:style-name="T483">Auto-inc</text:span><text:span text:style-name="T484"/></text:p>
          </table:table-cell>
          <table:table-cell table:style-name="TableCell023403">
            <text:p text:style-name="P225"><text:span text:style-name="T484"/></text:p>
          </table:table-cell>
          <table:table-cell table:style-name="TableCell023404">
            <text:p text:style-name="P225"><text:span text:style-name="T484"/></text:p>
          </table:table-cell>
        </table:table-row>
        <table:table-row table:style-name="TableRow0235">
          <table:table-cell table:style-name="TableCell023500">
            <text:p text:style-name="P227"><text:span text:style-name="T485">Reference</text:span></text:p>
            <text:p text:style-name="P227"><text:span text:style-name="T485">_commande</text:span><text:span text:style-name="T486"/></text:p>
          </table:table-cell>
          <table:table-cell table:style-name="TableCell023501">
            <text:p text:style-name="P227"><text:span text:style-name="T487">Référence de la commande</text:span><text:span text:style-name="T488"/></text:p>
          </table:table-cell>
          <table:table-cell table:style-name="TableCell023502">
            <text:p text:style-name="P227"><text:span text:style-name="T489">VarChar</text:span><text:span text:style-name="T490"/></text:p>
          </table:table-cell>
          <table:table-cell table:style-name="TableCell023503">
            <text:p text:style-name="P227"><text:span text:style-name="T491">10</text:span><text:span text:style-name="T492"/></text:p>
          </table:table-cell>
          <table:table-cell table:style-name="TableCell023504">
            <text:p text:style-name="P227"><text:span text:style-name="T492"/></text:p>
          </table:table-cell>
        </table:table-row>
        <table:table-row table:style-name="TableRow0236">
          <table:table-cell table:style-name="TableCell023600">
            <text:p text:style-name="P229"><text:span text:style-name="T493">Date_commande</text:span><text:span text:style-name="T494"/></text:p>
          </table:table-cell>
          <table:table-cell table:style-name="TableCell023601">
            <text:p text:style-name="P229"><text:span text:style-name="T495">Date de la commande</text:span><text:span text:style-name="T496"/></text:p>
          </table:table-cell>
          <table:table-cell table:style-name="TableCell023602">
            <text:p text:style-name="P229"><text:span text:style-name="T497">Date</text:span><text:span text:style-name="T498"/></text:p>
          </table:table-cell>
          <table:table-cell table:style-name="TableCell023603">
            <text:p text:style-name="P229"><text:span text:style-name="T499">10</text:span><text:span text:style-name="T500"/></text:p>
          </table:table-cell>
          <table:table-cell table:style-name="TableCell023604">
            <text:p text:style-name="P229"><text:span text:style-name="T500"/></text:p>
          </table:table-cell>
        </table:table-row>
      </table:table>
      <text:p text:style-name="P231"><text:span text:style-name="T500"/></text:p>
      <text:p text:style-name="P231"><text:span text:style-name="T501">DÉLAI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